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adornments="Bold" style:font-family-generic="swiss"/>
    <style:font-face style:name="Calibri1" svg:font-family="Calibri" style:font-family-generic="swiss" style:font-pitch="variable"/>
    <style:font-face style:name="Calibri2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 Black" svg:font-family="'Segoe UI Black'" style:font-family-generic="swiss"/>
    <style:font-face style:name="Segoe UI Black1" svg:font-family="'Segoe UI Black'" style:font-adornments="Italic" style:font-family-generic="swiss"/>
    <style:font-face style:name="Segoe UI1" svg:font-family="'Segoe UI'"/>
  </office:font-face-decls>
  <office:automatic-styles>
    <style:style style:name="swcatable" style:family="table">
      <style:table-properties style:width="3.5in" fo:margin-left="0in" fo:margin-right="0.0285in" table:align="margins" fo:background-color="transparent">
        <style:background-image/>
      </style:table-properties>
    </style:style>
    <style:style style:name="swcatable.A" style:family="table-column">
      <style:table-column-properties style:column-width="2.75in" style:rel-column-width="51491*"/>
    </style:style>
    <style:style style:name="swcatable.B" style:family="table-column">
      <style:table-column-properties style:column-width="0.75in" style:rel-column-width="14044*"/>
    </style:style>
    <style:style style:name="swcatable.1" style:family="table-row">
      <style:table-row-properties fo:background-color="transparent" fo:keep-together="always">
        <style:background-image/>
      </style:table-row-properties>
    </style:style>
    <style:style style:name="swcatable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swcatable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9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swcatable.B9" style:family="table-cell">
      <style:table-cell-properties style:vertical-align="middle"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bmptable" style:family="table">
      <style:table-properties style:width="3.1875in" fo:margin-left="0.1847in" fo:break-before="column" table:align="left" fo:background-color="transparent">
        <style:background-image/>
      </style:table-properties>
    </style:style>
    <style:style style:name="bmptable.A" style:family="table-column">
      <style:table-column-properties style:column-width="2.4375in"/>
    </style:style>
    <style:style style:name="bmptable.B" style:family="table-column">
      <style:table-column-properties style:column-width="0.75in"/>
    </style:style>
    <style:style style:name="bmptable.1" style:family="table-row">
      <style:table-row-properties fo:background-color="transparent">
        <style:background-image/>
      </style:table-row-properties>
    </style:style>
    <style:style style:name="bmptable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bmptable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9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bmptable.B9" style:family="table-cell">
      <style:table-cell-properties style:vertical-align="middle"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style:min-row-height="0.2556in"/>
    </style:style>
    <style:style style:name="Table4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9368in" style:rel-column-width="8865*"/>
    </style:style>
    <style:style style:name="Table5.B" style:family="table-column">
      <style:table-column-properties style:column-width="4.0625in" style:rel-column-width="38445*"/>
    </style:style>
    <style:style style:name="Table5.C" style:family="table-column">
      <style:table-column-properties style:column-width="0.6819in" style:rel-column-width="6453*"/>
    </style:style>
    <style:style style:name="Table5.D" style:family="table-column">
      <style:table-column-properties style:column-width="1.2438in" style:rel-column-width="11772*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style:vertical-align="middle"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9375in" style:rel-column-width="8872*"/>
    </style:style>
    <style:style style:name="Table7.B" style:family="table-column">
      <style:table-column-properties style:column-width="4.0625in" style:rel-column-width="38445*"/>
    </style:style>
    <style:style style:name="Table7.C" style:family="table-column">
      <style:table-column-properties style:column-width="0.6819in" style:rel-column-width="6453*"/>
    </style:style>
    <style:style style:name="Table7.D" style:family="table-column">
      <style:table-column-properties style:column-width="1.2431in" style:rel-column-width="11765*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882in" style:rel-column-width="11244*"/>
    </style:style>
    <style:style style:name="Table2.B" style:family="table-column">
      <style:table-column-properties style:column-width="4.1861in" style:rel-column-width="39615*"/>
    </style:style>
    <style:style style:name="Table2.C" style:family="table-column">
      <style:table-column-properties style:column-width="1.5507in" style:rel-column-width="14676*"/>
    </style:style>
    <style:style style:name="Table2.1" style:family="table-row">
      <style:table-row-properties style:min-row-height="0.4965in"/>
    </style:style>
    <style:style style:name="Table2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0.5049in"/>
    </style:style>
    <style:style style:name="Table3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1" style:family="table-row">
      <style:table-row-properties style:min-row-height="0.375in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1" style:family="table-row">
      <style:table-row-properties style:min-row-height="0.5049in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1" style:family="table-row">
      <style:table-row-properties style:min-row-height="0.8104in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6875in" style:rel-column-width="15969*"/>
    </style:style>
    <style:style style:name="Table11.B" style:family="table-column">
      <style:table-column-properties style:column-width="3.9375in" style:rel-column-width="37262*"/>
    </style:style>
    <style:style style:name="Table11.C" style:family="table-column">
      <style:table-column-properties style:column-width="1.3in" style:rel-column-width="12304*"/>
    </style:style>
    <style:style style:name="Table11.1" style:family="table-row">
      <style:table-row-properties style:min-row-height="0.62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le13" style:family="table">
      <style:table-properties style:width="6.9292in" table:align="center" fo:background-color="transparent">
        <style:background-image/>
      </style:table-properties>
    </style:style>
    <style:style style:name="Table13.A" style:family="table-column">
      <style:table-column-properties style:column-width="1.1875in"/>
    </style:style>
    <style:style style:name="Table13.B" style:family="table-column">
      <style:table-column-properties style:column-width="1.375in"/>
    </style:style>
    <style:style style:name="Table13.C" style:family="table-column">
      <style:table-column-properties style:column-width="0.75in"/>
    </style:style>
    <style:style style:name="Table13.D" style:family="table-column">
      <style:table-column-properties style:column-width="1.4375in"/>
    </style:style>
    <style:style style:name="Table13.E" style:family="table-column">
      <style:table-column-properties style:column-width="2.1792in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E1" style:family="table-cell">
      <style:table-cell-properties fo:padding="0.0382in" fo:border="0.05pt solid #000000"/>
    </style:style>
    <style:style style:name="Table13.2" style:family="table-row">
      <style:table-row-properties style:min-row-height="0.5514in"/>
    </style:style>
    <style:style style:name="Table14" style:family="table">
      <style:table-properties style:width="6.9299in" table:align="center" fo:background-color="transparent">
        <style:background-image/>
      </style:table-properties>
    </style:style>
    <style:style style:name="Table14.A" style:family="table-column">
      <style:table-column-properties style:column-width="1.3757in"/>
    </style:style>
    <style:style style:name="Table14.B" style:family="table-column">
      <style:table-column-properties style:column-width="5.5542in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6" style:family="table">
      <style:table-properties style:width="6.925in" table:align="margins" fo:background-color="transparent">
        <style:background-image/>
      </style:table-properties>
    </style:style>
    <style:style style:name="Table16.A" style:family="table-column">
      <style:table-column-properties style:column-width="6.925in" style:rel-column-width="65535*"/>
    </style:style>
    <style:style style:name="Table16.1" style:family="table-row">
      <style:table-row-properties fo:background-color="transparent">
        <style:background-image/>
      </style:table-row-properties>
    </style:style>
    <style:style style:name="Table16.A1" style:family="table-cell">
      <style:table-cell-properties fo:background-color="#cccccc" fo:padding="0.0382in" fo:border="0.05pt solid #000000">
        <style:background-image/>
      </style:table-cell-properties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4.4354in" style:rel-column-width="41974*"/>
    </style:style>
    <style:style style:name="Table15.B" style:family="table-column">
      <style:table-column-properties style:column-width="2.4896in" style:rel-column-width="23561*"/>
    </style:style>
    <style:style style:name="Table15.1" style:family="table-row">
      <style:table-row-properties style:min-row-height="0.4326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1" style:family="table-row">
      <style:table-row-properties style:min-row-height="0.4326in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6.925in" table:align="margins" fo:background-color="transparent">
        <style:background-image/>
      </style:table-properties>
    </style:style>
    <style:style style:name="Table18.A" style:family="table-column">
      <style:table-column-properties style:column-width="6.925in" style:rel-column-width="65535*"/>
    </style:style>
    <style:style style:name="Table18.1" style:family="table-row">
      <style:table-row-properties fo:background-color="transparent">
        <style:background-image/>
      </style:table-row-properties>
    </style:style>
    <style:style style:name="Table18.A1" style:family="table-cell">
      <style:table-cell-properties fo:background-color="#dddddd" fo:padding="0.0382in" fo:border="0.05pt solid #000000">
        <style:background-image/>
      </style:table-cell-properties>
    </style:style>
    <style:style style:name="Table1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4.4354in" style:rel-column-width="41974*"/>
    </style:style>
    <style:style style:name="Table19.B" style:family="table-column">
      <style:table-column-properties style:column-width="2.4896in" style:rel-column-width="23561*"/>
    </style:style>
    <style:style style:name="Table19.1" style:family="table-row">
      <style:table-row-properties style:min-row-height="0.4326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925in" style:rel-column-width="65535*"/>
    </style:style>
    <style:style style:name="Table20.1" style:family="table-row">
      <style:table-row-properties style:min-row-height="0.4326in"/>
    </style:style>
    <style:style style:name="Table20.A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0f1584"/>
    </style:style>
    <style:style style:name="P2" style:family="paragraph" style:parent-style-name="Standard">
      <style:paragraph-properties fo:break-before="column"/>
      <style:text-properties officeooo:paragraph-rsid="000f1584"/>
    </style:style>
    <style:style style:name="P3" style:family="paragraph" style:parent-style-name="Standard">
      <style:paragraph-properties fo:break-before="column"/>
      <style:text-properties officeooo:paragraph-rsid="00105d80"/>
    </style:style>
    <style:style style:name="P4" style:family="paragraph" style:parent-style-name="Standard">
      <style:text-properties officeooo:paragraph-rsid="00106f4c"/>
    </style:style>
    <style:style style:name="P5" style:family="paragraph" style:parent-style-name="Table_20_Contents">
      <style:paragraph-properties fo:text-align="center" style:justify-single-word="false"/>
      <style:text-properties style:font-name="Segoe UI" fo:font-size="8pt" officeooo:rsid="000f1584" officeooo:paragraph-rsid="00106f4c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Segoe UI" fo:font-size="8pt" officeooo:rsid="00105d80" officeooo:paragraph-rsid="00106f4c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Segoe UI" fo:font-size="8pt" officeooo:paragraph-rsid="00106f4c" style:font-size-asian="8pt" style:font-size-complex="8pt"/>
    </style:style>
    <style:style style:name="P8" style:family="paragraph" style:parent-style-name="Table_20_Contents">
      <loext:graphic-properties draw:fill-gradient-name="gradient" draw:fill-hatch-name="hatch"/>
      <style:paragraph-properties fo:text-align="center" style:justify-single-word="false"/>
      <style:text-properties style:font-name="Segoe UI" fo:font-size="8pt" officeooo:rsid="0027b062" officeooo:paragraph-rsid="0027b062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Segoe UI" fo:font-size="8pt" officeooo:rsid="0027b062" officeooo:paragraph-rsid="0027b062" style:font-size-asian="7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Segoe UI" fo:font-size="8pt" officeooo:rsid="0027b062" officeooo:paragraph-rsid="00325fd4" style:font-size-asian="7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Segoe UI" fo:font-size="8pt" officeooo:rsid="0027b062" officeooo:paragraph-rsid="006a5981" style:font-size-asian="7pt" style:font-size-complex="8pt"/>
    </style:style>
    <style:style style:name="P12" style:family="paragraph" style:parent-style-name="Table_20_Contents">
      <loext:graphic-properties draw:fill="none"/>
      <style:paragraph-properties fo:margin-left="0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Segoe UI" fo:font-size="8pt" officeooo:rsid="0027b062" officeooo:paragraph-rsid="006a5981" style:font-size-asian="7pt" style:font-size-complex="8pt"/>
    </style:style>
    <style:style style:name="P13" style:family="paragraph" style:parent-style-name="Table_20_Contents">
      <loext:graphic-properties draw:fill-gradient-name="gradient" draw:fill-hatch-name="hatch"/>
      <style:paragraph-properties fo:text-align="center" style:justify-single-word="false">
        <style:tab-stops/>
      </style:paragraph-properties>
      <style:text-properties style:font-name="Segoe UI" fo:font-size="8pt" officeooo:rsid="0027b062" officeooo:paragraph-rsid="0027b062" style:font-size-asian="7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Segoe UI" fo:font-size="9pt" officeooo:rsid="0027b062" officeooo:paragraph-rsid="0027b062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Segoe UI" fo:font-size="9pt" officeooo:rsid="007d6ff4" officeooo:paragraph-rsid="007d6ff4" style:font-size-asian="9pt" style:font-size-complex="9pt"/>
    </style:style>
    <style:style style:name="P16" style:family="paragraph" style:parent-style-name="Table_20_Contents">
      <loext:graphic-properties draw:fill-gradient-name="gradient" draw:fill-hatch-name="hatch"/>
      <style:paragraph-properties fo:text-align="center" style:justify-single-word="false"/>
      <style:text-properties style:font-name="Segoe UI" fo:font-size="9pt" officeooo:rsid="007d6ff4" officeooo:paragraph-rsid="007d6ff4" style:font-size-asian="9pt" style:font-size-complex="9pt"/>
    </style:style>
    <style:style style:name="P17" style:family="paragraph" style:parent-style-name="Table_20_Contents">
      <style:text-properties style:font-name="Segoe UI" fo:font-size="9pt" officeooo:rsid="007d6ff4" officeooo:paragraph-rsid="007d6ff4" style:font-size-asian="9pt" style:font-size-complex="9pt"/>
    </style:style>
    <style:style style:name="P18" style:family="paragraph" style:parent-style-name="Table_20_Contents">
      <loext:graphic-properties draw:fill-gradient-name="gradient" draw:fill-hatch-name="hatch"/>
      <style:paragraph-properties fo:text-align="center" style:justify-single-word="false"/>
      <style:text-properties style:font-name="Segoe UI" fo:font-size="9pt" officeooo:rsid="0087b5d6" officeooo:paragraph-rsid="0087b5d6" style:font-size-asian="9pt" style:font-size-complex="9pt"/>
    </style:style>
    <style:style style:name="P19" style:family="paragraph" style:parent-style-name="Standard">
      <loext:graphic-properties draw:fill-gradient-name="gradient" draw:fill-hatch-name="hatch"/>
      <style:paragraph-properties fo:margin-top="0in" fo:margin-bottom="0.0402in" style:contextual-spacing="false" fo:text-align="center" style:justify-single-word="false"/>
      <style:text-properties style:font-name="Segoe UI" fo:font-size="10pt" fo:font-weight="bold" officeooo:rsid="001bf7fe" officeooo:paragraph-rsid="001bf7fe" style:font-size-asian="10pt" style:font-weight-asian="bold" style:font-size-complex="10pt" style:font-weight-complex="bold"/>
    </style:style>
    <style:style style:name="P20" style:family="paragraph" style:parent-style-name="Standard">
      <style:text-properties officeooo:paragraph-rsid="000ef2a2"/>
    </style:style>
    <style:style style:name="P21" style:family="paragraph" style:parent-style-name="Standard">
      <style:paragraph-properties fo:text-align="start" style:justify-single-word="false"/>
      <style:text-properties fo:font-size="8pt" officeooo:rsid="001bf7fe" officeooo:paragraph-rsid="0027b062" style:font-size-asian="7pt" style:font-size-complex="8pt"/>
    </style:style>
    <style:style style:name="P22" style:family="paragraph" style:parent-style-name="Standard">
      <style:paragraph-properties fo:text-align="start" style:justify-single-word="false"/>
      <style:text-properties fo:font-size="8pt" officeooo:rsid="001bf7fe" officeooo:paragraph-rsid="007db816" style:font-size-asian="7pt" style:font-size-complex="8pt"/>
    </style:style>
    <style:style style:name="P23" style:family="paragraph" style:parent-style-name="Standard">
      <style:paragraph-properties fo:break-before="page"/>
      <style:text-properties fo:font-size="8pt" officeooo:rsid="001bf7fe" officeooo:paragraph-rsid="0027b062" style:font-size-asian="7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fo:font-size="8pt" officeooo:rsid="0027b062" officeooo:paragraph-rsid="0027b062" style:font-size-asian="7pt" style:font-size-complex="8pt"/>
    </style:style>
    <style:style style:name="P25" style:family="paragraph" style:parent-style-name="Table_20_Contents">
      <loext:graphic-properties draw:fill="none"/>
      <style:paragraph-properties fo:margin-left="0in" fo:margin-right="0in" fo:text-align="start" style:justify-single-word="false" fo:orphans="0" fo:widows="0" fo:text-indent="0in" style:auto-text-indent="false" fo:background-color="transparent" text:number-lines="false" text:line-number="0"/>
      <style:text-properties fo:font-size="8pt" officeooo:rsid="0027b062" officeooo:paragraph-rsid="006a5981" style:font-size-asian="7pt" style:font-size-complex="8pt"/>
    </style:style>
    <style:style style:name="P26" style:family="paragraph" style:parent-style-name="Table_20_Contents">
      <loext:graphic-properties draw:fill="none"/>
      <style:paragraph-properties fo:margin-left="-0.0598in" fo:margin-right="0in" fo:text-align="start" style:justify-single-word="false" fo:orphans="0" fo:widows="0" fo:text-indent="0in" style:auto-text-indent="false" fo:background-color="transparent" text:number-lines="false" text:line-number="0"/>
      <style:text-properties fo:font-size="8pt" officeooo:rsid="0027b062" officeooo:paragraph-rsid="006a5981" style:font-size-asian="7pt" style:font-size-complex="8pt"/>
    </style:style>
    <style:style style:name="P27" style:family="paragraph" style:parent-style-name="Standard">
      <style:text-properties fo:font-size="8pt" officeooo:rsid="007db816" officeooo:paragraph-rsid="008214dd" style:font-size-asian="7pt" style:font-size-complex="8pt"/>
    </style:style>
    <style:style style:name="P28" style:family="paragraph" style:parent-style-name="Standard">
      <style:paragraph-properties fo:text-align="start" style:justify-single-word="false"/>
      <style:text-properties style:font-name="Calibri1" fo:font-size="9pt" officeooo:paragraph-rsid="002d68f2" style:font-size-asian="9pt" style:font-size-complex="9pt"/>
    </style:style>
    <style:style style:name="P29" style:family="paragraph" style:parent-style-name="Standard">
      <style:paragraph-properties fo:text-align="start" style:justify-single-word="false"/>
      <style:text-properties style:font-name="Calibri1" fo:font-size="9pt" officeooo:paragraph-rsid="0041a5f4" style:font-size-asian="9pt" style:font-size-complex="9pt"/>
    </style:style>
    <style:style style:name="P30" style:family="paragraph" style:parent-style-name="Table_20_Contents">
      <style:paragraph-properties fo:text-align="start" style:justify-single-word="false"/>
      <style:text-properties style:font-name="Calibri1" fo:font-size="9pt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Calibri1" fo:font-size="9pt" officeooo:rsid="000f1584" officeooo:paragraph-rsid="00106f4c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Calibri1" fo:font-size="9pt" officeooo:rsid="000f1584" officeooo:paragraph-rsid="002276d1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Calibri1" fo:font-size="9pt" officeooo:rsid="0010e96f" officeooo:paragraph-rsid="0010e96f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Calibri1" fo:font-size="9pt" officeooo:rsid="001dc81d" officeooo:paragraph-rsid="001dc81d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Calibri1" fo:font-size="9pt" officeooo:rsid="001dc81d" officeooo:paragraph-rsid="002276d1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Calibri1" fo:font-size="9pt" officeooo:rsid="001f4e2e" officeooo:paragraph-rsid="001f4e2e" style:font-size-asian="9pt" style:font-size-complex="9pt"/>
    </style:style>
    <style:style style:name="P37" style:family="paragraph" style:parent-style-name="Table_20_Contents">
      <loext:graphic-properties draw:fill="none"/>
      <style:paragraph-properties fo:margin-left="0in" fo:margin-right="0in" fo:text-align="center" style:justify-single-word="false" fo:orphans="0" fo:widows="0" fo:text-indent="0in" style:auto-text-indent="false" fo:background-color="transparent" text:number-lines="false" text:line-number="0"/>
      <style:text-properties style:font-name="Calibri1" fo:font-size="9pt" officeooo:rsid="001f4e2e" officeooo:paragraph-rsid="002276d1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Calibri1" fo:font-size="9pt" officeooo:rsid="001f4e2e" officeooo:paragraph-rsid="00208de1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Calibri1" fo:font-size="9pt" officeooo:rsid="001e6e3c" officeooo:paragraph-rsid="001f4e2e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Calibri1" fo:font-size="9pt" officeooo:rsid="0028928b" officeooo:paragraph-rsid="0028928b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Calibri1" fo:font-size="9pt" officeooo:rsid="00208de1" officeooo:paragraph-rsid="00208de1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Calibri1" fo:font-size="8pt" officeooo:rsid="000f1584" officeooo:paragraph-rsid="00106f4c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style:font-name="Calibri1" fo:font-size="8pt" officeooo:rsid="0010e96f" officeooo:paragraph-rsid="0010e96f" style:font-size-asian="8pt" style:font-size-complex="8pt"/>
    </style:style>
    <style:style style:name="P44" style:family="paragraph" style:parent-style-name="Table_20_Contents">
      <style:paragraph-properties fo:text-align="center" style:justify-single-word="false"/>
      <style:text-properties style:font-name="Calibri1" fo:font-size="8pt" officeooo:rsid="0073c3fc" officeooo:paragraph-rsid="00106f4c" style:font-size-asian="8pt" style:font-size-complex="8pt"/>
    </style:style>
    <style:style style:name="P45" style:family="paragraph" style:parent-style-name="Table_20_Contents">
      <style:paragraph-properties fo:text-align="center" style:justify-single-word="false"/>
      <style:text-properties style:font-name="Calibri1" fo:font-size="10pt" officeooo:rsid="000f1584" officeooo:paragraph-rsid="00106f4c" style:font-size-asian="10pt" style:font-size-complex="10pt"/>
    </style:style>
    <style:style style:name="P46" style:family="paragraph" style:parent-style-name="Standard">
      <style:paragraph-properties fo:text-align="start" style:justify-single-word="false"/>
      <style:text-properties officeooo:paragraph-rsid="001bf7fe"/>
    </style:style>
    <style:style style:name="P47" style:family="paragraph" style:parent-style-name="Standard">
      <style:text-properties officeooo:paragraph-rsid="007c2170"/>
    </style:style>
    <style:style style:name="P48" style:family="paragraph" style:parent-style-name="Standard">
      <style:paragraph-properties fo:break-before="page"/>
      <style:text-properties officeooo:rsid="001bf7af" officeooo:paragraph-rsid="007db816"/>
    </style:style>
    <style:style style:name="P49" style:family="paragraph" style:parent-style-name="Standard">
      <style:text-properties officeooo:paragraph-rsid="007db816"/>
    </style:style>
    <style:style style:name="P50" style:family="paragraph" style:parent-style-name="Standard">
      <style:text-properties officeooo:paragraph-rsid="007e859d"/>
    </style:style>
    <style:style style:name="P51" style:family="paragraph" style:parent-style-name="Standard">
      <style:paragraph-properties fo:text-align="start" style:justify-single-word="false"/>
      <style:text-properties style:font-name="Segoe UI1" fo:font-size="9pt" fo:font-weight="normal" officeooo:rsid="00723e6a" officeooo:paragraph-rsid="0081cb33" style:font-size-asian="7.84999990463257pt" style:font-weight-asian="normal" style:font-size-complex="9pt" style:font-weight-complex="normal"/>
    </style:style>
    <style:style style:name="P52" style:family="paragraph" style:parent-style-name="Standard">
      <style:text-properties style:font-name="Segoe UI1" fo:font-size="9pt" fo:font-weight="normal" officeooo:rsid="007b33d4" officeooo:paragraph-rsid="0081cb33" style:font-size-asian="7.84999990463257pt" style:font-weight-asian="normal" style:font-size-complex="9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Segoe UI1" fo:font-size="9pt" fo:font-weight="normal" officeooo:rsid="007b33d4" officeooo:paragraph-rsid="0081cb33" style:font-size-asian="7.84999990463257pt" style:font-weight-asian="normal" style:font-size-complex="9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Segoe UI1" fo:font-size="9pt" fo:font-weight="normal" officeooo:rsid="00750e29" officeooo:paragraph-rsid="0081cb33" style:font-size-asian="7.84999990463257pt" style:font-weight-asian="normal" style:font-size-complex="9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Segoe UI1" fo:font-size="9pt" fo:font-weight="normal" officeooo:rsid="0077751f" officeooo:paragraph-rsid="0081cb33" style:font-size-asian="7.84999990463257pt" style:font-weight-asian="normal" style:font-size-complex="9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Segoe UI1" fo:font-size="9pt" fo:font-weight="normal" officeooo:rsid="007d61ae" officeooo:paragraph-rsid="0081cb33" style:font-size-asian="9pt" style:font-weight-asian="normal" style:font-size-complex="9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Segoe UI1" fo:font-size="9pt" fo:font-weight="normal" officeooo:rsid="007b33d4" officeooo:paragraph-rsid="0081cb33" style:font-size-asian="9pt" style:font-weight-asian="normal" style:font-size-complex="9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Segoe UI1" fo:font-size="9pt" fo:font-weight="normal" officeooo:rsid="007b8cc0" officeooo:paragraph-rsid="0081cb33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Segoe UI1" fo:font-size="9pt" officeooo:rsid="0070a595" officeooo:paragraph-rsid="0081cb33" style:font-size-asian="9pt" style:font-size-complex="9pt"/>
    </style:style>
    <style:style style:name="P60" style:family="paragraph" style:parent-style-name="Table_20_Contents">
      <style:paragraph-properties fo:text-align="start" style:justify-single-word="false"/>
      <style:text-properties style:font-name="Segoe UI1" fo:font-size="9pt" officeooo:paragraph-rsid="0081cb33" style:font-size-asian="7.84999990463257pt" style:font-size-complex="9pt"/>
    </style:style>
    <style:style style:name="P61" style:family="paragraph" style:parent-style-name="Table_20_Contents">
      <style:paragraph-properties fo:text-align="start" style:justify-single-word="false"/>
      <style:text-properties style:font-name="Segoe UI1" fo:font-size="9pt" officeooo:rsid="00750e29" officeooo:paragraph-rsid="0081cb33" style:font-size-asian="7.84999990463257pt" style:font-size-complex="9pt"/>
    </style:style>
    <style:style style:name="P62" style:family="paragraph" style:parent-style-name="Standard">
      <style:paragraph-properties fo:text-align="start" style:justify-single-word="false"/>
      <style:text-properties style:font-name="Segoe UI1" fo:font-size="8pt" fo:font-weight="normal" officeooo:rsid="00750e29" officeooo:paragraph-rsid="0081cb33" style:font-size-asian="8pt" style:font-weight-asian="normal" style:font-size-complex="8pt" style:font-weight-complex="normal"/>
    </style:style>
    <style:style style:name="P63" style:family="paragraph" style:parent-style-name="Standard">
      <style:text-properties officeooo:paragraph-rsid="0081cb33"/>
    </style:style>
    <style:style style:name="P64" style:family="paragraph" style:parent-style-name="Standard">
      <style:paragraph-properties fo:text-align="start" style:justify-single-word="false"/>
      <style:text-properties fo:font-size="9pt" officeooo:paragraph-rsid="0081cb33" style:font-size-asian="9pt" style:font-size-complex="9pt"/>
    </style:style>
    <style:style style:name="P65" style:family="paragraph" style:parent-style-name="Standard">
      <style:text-properties officeooo:paragraph-rsid="008214dd"/>
    </style:style>
    <style:style style:name="P6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67" style:family="paragraph">
      <style:paragraph-properties fo:text-align="center"/>
    </style:style>
    <style:style style:name="P68" style:family="paragraph">
      <style:paragraph-properties fo:text-align="start"/>
    </style:style>
    <style:style style:name="P69" style:family="paragraph">
      <style:paragraph-properties fo:text-align="start"/>
      <style:text-properties style:font-name="Segoe UI Black1" fo:font-size="14pt" fo:font-style="normal" fo:font-weight="900"/>
    </style:style>
    <style:style style:name="P70" style:family="paragraph"/>
    <style:style style:name="P71" style:family="paragraph">
      <style:paragraph-properties fo:text-align="center"/>
      <style:text-properties fo:font-size="8pt"/>
    </style:style>
    <style:style style:name="P72" style:family="paragraph">
      <style:paragraph-properties fo:text-align="center"/>
      <style:text-properties fo:color="#2a6099"/>
    </style:style>
    <style:style style:name="P73" style:family="paragraph">
      <style:paragraph-properties fo:text-align="start"/>
      <style:text-properties style:font-name="Calibri2"/>
    </style:style>
    <style:style style:name="P74" style:family="paragraph">
      <style:paragraph-properties fo:text-align="start"/>
      <style:text-properties style:font-name="Segoe UI Black" fo:font-size="14pt" fo:font-style="normal" fo:font-weight="900"/>
    </style:style>
    <style:style style:name="P75" style:family="paragraph">
      <style:paragraph-properties fo:text-align="center"/>
      <style:text-properties style:text-line-through-style="none" style:text-line-through-type="none" fo:font-style="normal" style:text-underline-style="none"/>
    </style:style>
    <style:style style:name="P76" style:family="paragraph">
      <style:paragraph-properties fo:text-align="start"/>
      <style:text-properties style:font-name="Calibri2" fo:font-size="9pt"/>
    </style:style>
    <style:style style:name="P77" style:family="paragraph">
      <style:paragraph-properties fo:text-align="start"/>
      <style:text-properties style:text-line-through-style="none" style:text-line-through-type="none" style:font-name="Calibri2" fo:font-style="normal" style:text-underline-style="none"/>
    </style:style>
    <style:style style:name="P78" style:family="paragraph">
      <style:paragraph-properties fo:text-align="center"/>
      <style:text-properties style:text-line-through-style="none" style:text-line-through-type="none" style:font-name="Calibri2" fo:font-style="normal" style:text-underline-style="none"/>
    </style:style>
    <style:style style:name="P79" style:family="paragraph">
      <style:paragraph-properties fo:text-align="start"/>
      <style:text-properties style:font-name="Calibri2" fo:font-size="11pt" fo:font-weight="bold"/>
    </style:style>
    <style:style style:name="P80" style:family="paragraph">
      <style:paragraph-properties fo:text-align="start"/>
      <style:text-properties style:font-name="Calibri" fo:font-size="11pt" fo:font-weight="bold"/>
    </style:style>
    <style:style style:name="T1" style:family="text">
      <style:text-properties officeooo:rsid="001dc81d"/>
    </style:style>
    <style:style style:name="T2" style:family="text">
      <style:text-properties officeooo:rsid="0050cead"/>
    </style:style>
    <style:style style:name="T3" style:family="text">
      <style:text-properties style:font-name="Segoe UI"/>
    </style:style>
    <style:style style:name="T4" style:family="text">
      <style:text-properties style:font-name="Segoe UI" fo:font-size="9pt" officeooo:rsid="007e859d" style:font-size-asian="9pt" style:font-size-complex="9pt"/>
    </style:style>
    <style:style style:name="T5" style:family="text">
      <style:text-properties officeooo:rsid="006aac4a"/>
    </style:style>
    <style:style style:name="T6" style:family="text">
      <style:text-properties officeooo:rsid="007db816"/>
    </style:style>
    <style:style style:name="T7" style:family="text">
      <style:text-properties fo:font-size="8pt" officeooo:rsid="001bf7fe" style:font-size-asian="7pt" style:font-size-complex="8pt"/>
    </style:style>
    <style:style style:name="T8" style:family="text">
      <style:text-properties fo:font-size="8pt" officeooo:rsid="007db816" style:font-size-asian="7pt" style:font-size-complex="8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8pt" officeooo:rsid="00795451" style:font-size-asian="8pt" style:font-size-complex="8pt"/>
    </style:style>
    <style:style style:name="T11" style:family="text">
      <style:text-properties officeooo:rsid="0072f386"/>
    </style:style>
    <style:style style:name="T12" style:family="text">
      <style:text-properties style:font-name="Segoe UI1" fo:font-size="9pt" fo:font-weight="normal" officeooo:rsid="00732f22" style:font-size-asian="7.84999990463257pt" style:font-weight-asian="normal" style:font-size-complex="9pt" style:font-weight-complex="normal"/>
    </style:style>
    <style:style style:name="T13" style:family="text">
      <style:text-properties style:font-name="Segoe UI1" fo:font-size="8pt" fo:font-weight="normal" officeooo:rsid="00732f22" style:font-size-asian="8pt" style:font-weight-asian="normal" style:font-size-complex="8pt" style:font-weight-complex="normal"/>
    </style:style>
    <style:style style:name="T14" style:family="text">
      <style:text-properties style:font-name="Segoe UI1" fo:font-size="8pt" fo:font-weight="normal" officeooo:rsid="00750e29" style:font-size-asian="8pt" style:font-weight-asian="normal" style:font-size-complex="8pt" style:font-weight-complex="normal"/>
    </style:style>
    <style:style style:name="T15" style:family="text">
      <style:text-properties style:font-name="Segoe UI1" fo:font-weight="normal" officeooo:rsid="007b8cc0" style:font-weight-asian="normal" style:font-weight-complex="normal"/>
    </style:style>
    <style:style style:name="T16" style:family="text">
      <style:text-properties style:font-name="Segoe UI1" fo:font-weight="normal" officeooo:rsid="007cb872" style:font-weight-asian="normal" style:font-weight-complex="normal"/>
    </style:style>
    <style:style style:name="T17" style:family="text">
      <style:text-properties style:font-name="Segoe UI1" fo:font-weight="normal" officeooo:rsid="007d61ae" style:font-weight-asian="normal" style:font-weight-complex="normal"/>
    </style:style>
    <style:style style:name="T18" style:family="text">
      <style:text-properties officeooo:rsid="00761699"/>
    </style:style>
    <style:style style:name="T19" style:family="text">
      <style:text-properties officeooo:rsid="007b8cc0"/>
    </style:style>
    <style:style style:name="T20" style:family="text">
      <style:text-properties officeooo:rsid="0087b5d6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padding="0.0591in" fo:border="none" draw:wrap-influence-on-position="once-concurrent" loext:allow-overlap="tru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graphic-properties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4" style:family="graphic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vertical-align="middle"/>
    </style:style>
    <style:style style:name="gr8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fo:border="solid" style:repeat="sca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textarea-vertical-align="middle"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 style:data-style-name="C10107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 style:data-style-name="C37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textarea-vertical-align="top"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date-style style:name="C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" form:command="biblio" form:datasource="Bibliography" form:apply-filter="true" form:command-type="table" form:navigation-mode="non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fixed-text form:name="projectdescriptionlabel" form:control-implementation="ooo:com.sun.star.form.component.FixedText" xml:id="control1" form:id="control1" form:label="Project Description"/>
          <form:textarea form:name="projectdescriptiontextbox" form:control-implementation="ooo:com.sun.star.form.component.TextField" xml:id="control2" form:id="control2" form:max-length="100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contractnumberlabel" form:control-implementation="ooo:com.sun.star.form.component.FixedText" xml:id="control3" form:id="control3" form:label="Contract Number/CO/RTE/PM"/>
          <form:listbox form:name="wdidtextbox" form:control-implementation="ooo:com.sun.star.form.component.ListBox" xml:id="control4" form:id="control4" form:dropdown="true" form:size="4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current-selected="true" form:selected="true"/>
            <form:option form:label="Entry 1"/>
            <form:option form:label="Entry 2"/>
            <form:option form:label="Entry 3"/>
            <form:option form:label="etc."/>
          </form:listbox>
          <form:fixed-text form:name="headerpart1" form:control-implementation="ooo:com.sun.star.form.component.FixedText" xml:id="control5" form:id="control5" form:label="STATE OF CALIFORNIA DEPARTMENT OF TRANSPORTATION"/>
          <form:fixed-text form:name="Label Field 2" form:control-implementation="ooo:com.sun.star.form.component.FixedText" xml:id="control6" form:id="control6" form:label="PROJECT CONSTRUCTION STORMWATER REVIEW REPORT"/>
          <form:fixed-text form:name="Label Field 1" form:control-implementation="ooo:com.sun.star.form.component.FixedText" xml:id="control7" form:id="control7" form:label="ENV-WQP-0003 (Revised 10/2015)"/>
          <form:text form:name="contractnumbertextbox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districttextbox" form:control-implementation="ooo:com.sun.star.form.component.ListBox" xml:id="control9" form:id="control9" form:dropdown="true" form:size="13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current-selected="true" form:selected="true"/>
            <form:option form:label="01"/>
            <form:option form:label="02"/>
            <form:option form:label="03"/>
            <form:option form:label="04"/>
            <form:option form:label="05"/>
            <form:option form:label="06"/>
            <form:option form:label="07"/>
            <form:option form:label="08"/>
            <form:option form:label="09"/>
            <form:option form:label="10"/>
            <form:option form:label="11"/>
            <form:option form:label="12"/>
            <form:option form:label="13"/>
          </form:listbox>
          <form:text form:name="projectnametextbox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districtlabel" form:control-implementation="ooo:com.sun.star.form.component.FixedText" xml:id="control11" form:id="control11" form:label="District"/>
          <form:fixed-text form:name="keypersonnellabel" form:control-implementation="ooo:com.sun.star.form.component.FixedText" xml:id="control12" form:id="control12" form:label="Key Personnel"/>
          <form:fixed-text form:name="wdidnumberlabel" form:control-implementation="ooo:com.sun.star.form.component.FixedText" xml:id="control13" form:id="control13" form:label="WDID Number"/>
          <form:fixed-text form:name="iqareviewerlabel" form:control-implementation="ooo:com.sun.star.form.component.FixedText" xml:id="control14" form:id="control14" form:label="IQA Reviewer"/>
          <form:text form:name="iqareviewertextbox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viewdatetextbox" form:control-implementation="ooo:com.sun.star.form.component.TextField" xml:id="control16" form:id="control16" form:tab-stop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sidentengineertextbox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phonenumbertextbox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phonenumberlabel" form:control-implementation="ooo:com.sun.star.form.component.FixedText" xml:id="control19" form:id="control19" form:label="RE Phone Number"/>
          <form:text form:name="constructioncompanytextbox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wpcmlabel" form:control-implementation="ooo:com.sun.star.form.component.FixedText" xml:id="control21" form:id="control21" form:label="Water Pollution Control Manager (WPCM)"/>
          <form:fixed-text form:name="siteconditionslabel" form:control-implementation="ooo:com.sun.star.form.component.FixedText" xml:id="control22" form:id="control22" form:label="Site Conditions"/>
          <form:listbox form:name="projectriskleveltextbox" form:control-implementation="ooo:com.sun.star.form.component.ListBox" xml:id="control23" form:id="control23" form:dropdown="true" form:size="4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current-selected="true" form:selected="true"/>
            <form:option form:label="1"/>
            <form:option form:label="2"/>
            <form:option form:label="3"/>
            <form:option form:label="Tahoe"/>
          </form:listbox>
          <form:fixed-text form:name="constructioncompanylabel" form:control-implementation="ooo:com.sun.star.form.component.FixedText" xml:id="control24" form:id="control24" form:label="Construction Company"/>
          <form:fixed-text form:name="weatherconditionslabel" form:control-implementation="ooo:com.sun.star.form.component.FixedText" xml:id="control25" form:id="control25" form:label="Weather Conditions"/>
          <form:fixed-text form:name="projectrisklevellabel" form:control-implementation="ooo:com.sun.star.form.component.FixedText" xml:id="control26" form:id="control26" form:label="Project Risk Level / Tahoe CGP"/>
          <form:text form:name="weatherconditionstextbox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ceivingwaterbodytextbox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ceivingwaterbodylabel" form:control-implementation="ooo:com.sun.star.form.component.FixedText" xml:id="control29" form:id="control29" form:label="Receiving Water Body (S)"/>
          <form:text form:name="percentcompletetextbox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percentcompletelabel" form:control-implementation="ooo:com.sun.star.form.component.FixedText" xml:id="control31" form:id="control31" form:label="Percent Complete By Time"/>
          <form:fixed-text form:name="totaldsalabel" form:control-implementation="ooo:com.sun.star.form.component.FixedText" xml:id="control32" form:id="control32" form:label="Total Disturbed Soil Area (DSA) (Acres)"/>
          <form:text form:name="totaldsatextbox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ctivedsatextbox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activedsatextbox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activedsalabel" form:control-implementation="ooo:com.sun.star.form.component.FixedText" xml:id="control36" form:id="control36" form:label="Active DSA (Acres)"/>
          <form:fixed-text form:name="inactivedsalabel" form:control-implementation="ooo:com.sun.star.form.component.FixedText" xml:id="control37" form:id="control37" form:label="Inactive DSA (Acres)"/>
          <form:fixed-text form:name="regulatorystatuslabel" form:control-implementation="ooo:com.sun.star.form.component.FixedText" xml:id="control38" form:id="control38" form:label="Regulatory Status"/>
          <form:listbox form:name="swppptextbox" form:control-implementation="ooo:com.sun.star.form.component.ListBox" xml:id="control39" form:id="control39" form:dropdown="true" form:size="3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current-selected="true" form:selected="true"/>
            <form:option form:label="SWPPP"/>
            <form:option form:label="WPCP"/>
          </form:listbox>
          <form:fixed-text form:name="swppplabel" form:control-implementation="ooo:com.sun.star.form.component.FixedText" xml:id="control40" form:id="control40" form:label="SWPPP or WPCP"/>
          <form:fixed-text form:name="rwqcblabel" form:control-implementation="ooo:com.sun.star.form.component.FixedText" xml:id="control41" form:id="control41" form:label="RWQCB (S)"/>
          <form:fixed-text form:name="projectnamelabel" form:control-implementation="ooo:com.sun.star.form.component.FixedText" xml:id="control42" form:id="control42" form:label="Project Name"/>
          <form:fixed-text form:name="reviewreportsummarylabel" form:control-implementation="ooo:com.sun.star.form.component.FixedText" xml:id="control43" form:id="control43" form:label="Review Report Summary"/>
          <form:text form:name="reviewparticipantstextbox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pcmtextbox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viewdatelabel" form:control-implementation="ooo:com.sun.star.form.component.FixedText" xml:id="control46" form:id="control46" form:label="Review Date"/>
          <form:listbox form:name="rwqcbtextbox" form:control-implementation="ooo:com.sun.star.form.component.ListBox" xml:id="control47" form:id="control47" form:dropdown="true" form:size="1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value="North Coast - Region 1" form:current-selected="true" form:selected="true"/>
            <form:option form:label="North Coast - Region 1" form:value="San Francisco - Region 2"/>
            <form:option form:label="San Francisco - Region 2" form:value="Central Coast - Region 3"/>
            <form:option form:label="Central Coast - Region 3" form:value="Los Angeles - Region 4"/>
            <form:option form:label="Los Angeles - Region 4" form:value="Central Valley - Region 5 Sacramento"/>
            <form:option form:label="Central Valley - Region 5 Sacramento" form:value="Central Valley - Region 5 Fresno"/>
            <form:option form:label="Central Valley - Region 5 Fresno" form:value="Central Valley - Region 5 Redding"/>
            <form:option form:label="Central Valley - Region 5 Redding" form:value="Lahontan - Region 6 South Lake Tahoe"/>
            <form:option form:label="Lahontan - Region 6 South Lake Tahoe" form:value="Lahontan - Region 6 Vacaville"/>
            <form:option form:label="Lahontan - Region 6 Vacaville" form:value="Colorado River - Region 7"/>
            <form:option form:label="Colorado River - Region 7" form:value="Santa Ana - Region 8"/>
            <form:option form:label="Santa Ana - Region 8" form:value="San Diego - Region 9"/>
            <form:option form:label="San Diego - Region 9"/>
          </form:listbox>
          <form:listbox form:name="List Box 1" form:control-implementation="ooo:com.sun.star.form.component.ListBox" xml:id="control48" form:id="control48" form:dropdown="true" form:size="14" form:input-required="false" form:bound-column="1" form:multipl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current-selected="true" form:selected="true"/>
            <form:option form:label="California Coastal Commission - Coastal Development Permit"/>
            <form:option form:label="California Department of Fish and Wildlife - California ESA Incidental Take Permit"/>
            <form:option form:label="California Department of Fish and Wildlife Service - California Fish and Game Code Section 1602 Lake or Streambed Alteration Agreement"/>
            <form:option form:label="California Resources Agency - Flood Protection Board Encroachment Permit"/>
            <form:option form:label="California RWQCB - Federal CWA Section 401 Water Quality Certification"/>
            <form:option form:label="California RWQCB - Waste Discharge Requirements for Dewatering and Other Low Threat Discharges to Surface Waters"/>
            <form:option form:label="California State Lands Commission - PRC 1766.9 Public Agency Lease Agreement"/>
            <form:option form:label="California SWRCB - Statewide General WDRs for Discharges to Land with a Low Threat to Water Quality"/>
            <form:option form:label="San Francisco Bay Conservation and Development Commission - San Francisco Bay Conservation and Development Permit"/>
            <form:option form:label="U.S. Army Corps of Engineer - Federal CWA Section 404 Dredge and Fill Permit"/>
            <form:option form:label="U.S. Fish and Wildlife Service - Federal ESA Section 7 - Biological Opinion for flora and fauna"/>
            <form:option form:label="U.S. National Marine Fisheries Service - Federal ESA Section 7 - Biological Opinion for fisheries"/>
            <form:option form:label="Other (Indicate other Stormwater related PLACS)"/>
          </form:listbox>
          <form:fixed-text form:name="placslabel" form:control-implementation="ooo:com.sun.star.form.component.FixedText" xml:id="control49" form:id="control49" form:label="PLACS (Permits, Licenses, Agreements, Certifications) Specifying Temporary BMP Requirements"/>
          <form:listbox form:name="List Box 2" form:control-implementation="ooo:com.sun.star.form.component.ListBox" xml:id="control50" form:id="control50" form:dropdown="true" form:size="20" form:data-field="Group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value="Yes" form:current-selected="true" form:selected="true"/>
            <form:option form:label="Yes" form:value="No"/>
            <form:option form:label="No"/>
          </form:listbox>
          <form:textarea form:name="Text Box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textarea form:name="Text Box 2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listbox form:name="List Box 3" form:control-implementation="ooo:com.sun.star.form.component.ListBox" xml:id="control53" form:id="control53" form:dropdown="true" form:size="20" form:data-field="Group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value="Yes" form:current-selected="true" form:selected="true"/>
            <form:option form:label="Yes" form:value="No"/>
            <form:option form:label="No"/>
          </form:listbox>
          <form:textarea form:name="Text Box 3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textarea form:name="Text Box 4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/>
          </form:textarea>
          <form:text form:name="Text Box 5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Text Box 6" form:control-implementation="ooo:com.sun.star.form.component.ListBox" xml:id="control57" form:id="control57" form:dropdown="true" form:size="6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current-selected="true" form:selected="true"/>
            <form:option form:label="Active Treatment Systems"/>
            <form:option form:label="Monitoring and Reporting"/>
            <form:option form:label="Plans and Permits"/>
            <form:option form:label="SMARTS"/>
            <form:option form:label="Tahoe CGP - Specific Requirements"/>
            <form:option form:label="Training"/>
          </form:listbox>
          <form:text form:name="Text Box 7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9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date form:name="Date Field 1" form:control-implementation="ooo:com.sun.star.form.component.DateField" xml:id="control60" form:id="control60" form:max-value="9999-01-01" form:min-value="1800-01-01" form:data-field="DateGroup" form:input-required="tru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10/23/21"/>
            </form:properties>
          </form:date>
          <form:date form:name="Date Field 1" form:control-implementation="ooo:com.sun.star.form.component.DateField" xml:id="control61" form:id="control61" form:max-value="9999-01-01" form:min-value="1800-01-01" form:data-field="DateGroup" form:input-required="tru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10/23/21"/>
            </form:properties>
          </form:date>
          <form:text form:name="Text Box 10" form:control-implementation="ooo:com.sun.star.form.component.TextField" xml:id="control62" form:id="control62" form:current-value="A1" form:value="A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1" form:control-implementation="ooo:com.sun.star.form.component.TextField" xml:id="control63" form:id="control63" form:current-value="B1" form:value="B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8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Date Field 2" form:control-implementation="ooo:com.sun.star.form.component.DateField" xml:id="control65" form:id="control65" form:max-value="9999-01-01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area form:name="Text Box 12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listbox form:name="swppptextbox" form:control-implementation="ooo:com.sun.star.form.component.ListBox" xml:id="control67" form:id="control67" form:dropdown="true" form:size="1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 " form:current-selected="true" form:selected="true"/>
            <form:option form:label="Yes"/>
            <form:option form:label="No"/>
          </form:listbox>
          <form:fixed-text form:name="oversightlabel" form:control-implementation="ooo:com.sun.star.form.component.FixedText" xml:id="control68" form:id="control68" form:label="Oversight Project?"/>
          <form:text form:name="rwqcbtextbox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eadAgencyLabel" form:control-implementation="ooo:com.sun.star.form.component.FixedText" xml:id="control70" form:id="control70" form:label="Lead Agency"/>
          <form:fixed-text form:name="reviewparticipantslabel" form:control-implementation="ooo:com.sun.star.form.component.FixedText" xml:id="control71" form:id="control71" form:label="Review Participants"/>
          <form:text form:name="trainingTB" form:control-implementation="ooo:com.sun.star.form.component.TextField" xml:id="control72" form:id="control72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lansTB" form:control-implementation="ooo:com.sun.star.form.component.TextField" xml:id="control73" form:id="control73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martsTB" form:control-implementation="ooo:com.sun.star.form.component.TextField" xml:id="control74" form:id="control74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ctivetreatmentTB" form:control-implementation="ooo:com.sun.star.form.component.TextField" xml:id="control75" form:id="control75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onitoringTB" form:control-implementation="ooo:com.sun.star.form.component.TextField" xml:id="control76" form:id="control76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ahoerequirementsTB" form:control-implementation="ooo:com.sun.star.form.component.TextField" xml:id="control77" form:id="control77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wcatotalTB" form:control-implementation="ooo:com.sun.star.form.component.TextField" xml:id="control78" form:id="control78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oilstabilizationTB" form:control-implementation="ooo:com.sun.star.form.component.TextField" xml:id="control79" form:id="control79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edimentcontrolTB" form:control-implementation="ooo:com.sun.star.form.component.TextField" xml:id="control80" form:id="control80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rackingcontrolTB" form:control-implementation="ooo:com.sun.star.form.component.TextField" xml:id="control81" form:id="control81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inderosionTB" form:control-implementation="ooo:com.sun.star.form.component.TextField" xml:id="control82" form:id="control82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nstormwaterTB" form:control-implementation="ooo:com.sun.star.form.component.TextField" xml:id="control83" form:id="control83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astemanagementTB" form:control-implementation="ooo:com.sun.star.form.component.TextField" xml:id="control84" form:id="control84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mptotalTB" form:control-implementation="ooo:com.sun.star.form.component.TextField" xml:id="control85" form:id="control85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headerpart1" form:control-implementation="ooo:com.sun.star.form.component.FixedText" xml:id="control86" form:id="control86" form:label="STATE OF CALIFORNIA DEPARTMENT OF TRANSPORTATION"/>
          <form:fixed-text form:name="Label Field 1" form:control-implementation="ooo:com.sun.star.form.component.FixedText" xml:id="control87" form:id="control87" form:label="ENV-WQP-0003 (Revised 10/2015)"/>
          <form:fixed-text form:name="Label Field 2" form:control-implementation="ooo:com.sun.star.form.component.FixedText" xml:id="control88" form:id="control88" form:label="PROJECT CONSTRUCTION STORMWATER REVIEW REPORT"/>
          <form:button form:name="addfindingbutton" form:control-implementation="ooo:com.sun.star.form.component.CommandButton" xml:id="control89" form:id="control89" form:label="Add Finding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fixed-text form:name="Label Field 3" form:control-implementation="ooo:com.sun.star.form.component.FixedText" xml:id="control90" form:id="control90" form:label="STATE OF CALIFORNIA DEPARTMENT OF TRANSPORTATION"/>
          <form:fixed-text form:name="Label Field 4" form:control-implementation="ooo:com.sun.star.form.component.FixedText" xml:id="control91" form:id="control91" form:label="PROJECT CONSTRUCTION STORMWATER REVIEW REPORT"/>
          <form:fixed-text form:name="Label Field 5" form:control-implementation="ooo:com.sun.star.form.component.FixedText" xml:id="control92" form:id="control92" form:label="ENV-WQP-0003 (Revised 10/2015)"/>
          <form:fixed-text form:name="Label Field 3" form:control-implementation="ooo:com.sun.star.form.component.FixedText" xml:id="control93" form:id="control93" form:label="STATE OF CALIFORNIA DEPARTMENT OF TRANSPORTATION"/>
          <form:fixed-text form:name="Label Field 4" form:control-implementation="ooo:com.sun.star.form.component.FixedText" xml:id="control94" form:id="control94" form:label="PROJECT CONSTRUCTION STORMWATER REVIEW REPORT"/>
          <form:fixed-text form:name="Label Field 5" form:control-implementation="ooo:com.sun.star.form.component.FixedText" xml:id="control95" form:id="control95" form:label="ENV-WQP-0003 (Revised 10/2015)"/>
          <form:image-frame form:name="observationimagecontrol" form:control-implementation="ooo:com.sun.star.form.component.DatabaseImageControl" xml:id="control96" form:id="control96" form:title="Click to insert an image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ImageURL" office:value-type="string" office:string-value="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  <form:button form:name="addcorrectiveactionbutton" form:control-implementation="ooo:com.sun.star.form.component.CommandButton" xml:id="control97" form:id="control97" form:label="Add 2nd Corrective Action Photo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addobservationimagebutton" form:control-implementation="ooo:com.sun.star.form.component.CommandButton" xml:id="control98" form:id="control98" form:label="Add 2nd Observation Photo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image-frame form:name="correctiveactionimagecontrol" form:control-implementation="ooo:com.sun.star.form.component.DatabaseImageControl" xml:id="control99" form:id="control99" form:title="Click to insert an image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ImageURL" office:value-type="string" office:string-value="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  <form:textarea form:name="observationTB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observationlabel" form:control-implementation="ooo:com.sun.star.form.component.FixedText" xml:id="control101" form:id="control101" form:label="Observation:"/>
          <form:textarea form:name="correctiveactionTB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correctiveactionlabel" form:control-implementation="ooo:com.sun.star.form.component.FixedText" xml:id="control103" form:id="control103" form:label="Corrective Action Taken:"/>
          <form:fixed-text form:name="datecompletedlabel" form:control-implementation="ooo:com.sun.star.form.component.FixedText" xml:id="control104" form:id="control104" form:label="Date Completed:"/>
          <form:fixed-text form:name="signaturelinelabel" form:control-implementation="ooo:com.sun.star.form.component.FixedText" xml:id="control105" form:id="control105" form:label="Verified By (Print Name and Title):"/>
          <form:fixed-text form:name="Label Field 3" form:control-implementation="ooo:com.sun.star.form.component.FixedText" xml:id="control106" form:id="control106" form:label="STATE OF CALIFORNIA DEPARTMENT OF TRANSPORTATION"/>
          <form:fixed-text form:name="Label Field 4" form:control-implementation="ooo:com.sun.star.form.component.FixedText" xml:id="control107" form:id="control107" form:label="PROJECT CONSTRUCTION STORMWATER REVIEW REPORT"/>
          <form:fixed-text form:name="Label Field 5" form:control-implementation="ooo:com.sun.star.form.component.FixedText" xml:id="control108" form:id="control108" form:label="ENV-WQP-0003 (Revised 10/2015)"/>
          <form:button form:name="lockreportbutton" form:control-implementation="ooo:com.sun.star.form.component.CommandButton" xml:id="control109" form:id="control109" form:label="IQA Review Completed - Lock Report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fixed-text form:name="residentengineerlabel" form:control-implementation="ooo:com.sun.star.form.component.FixedText" xml:id="control110" form:id="control110" form:label="Resident Engineer (RE)"/>
          <form:text form:name="Text Box 13" form:control-implementation="ooo:com.sun.star.form.component.TextField" xml:id="control111" form:id="control1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3" form:control-implementation="ooo:com.sun.star.form.component.TextField" xml:id="control112" form:id="control1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3" form:control-implementation="ooo:com.sun.star.form.component.TextField" xml:id="control113" form:id="control1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3" form:control-implementation="ooo:com.sun.star.form.component.TextField" xml:id="control114" form:id="control1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3" form:control-implementation="ooo:com.sun.star.form.component.TextField" xml:id="control115" form:id="control1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3" form:control-implementation="ooo:com.sun.star.form.component.TextField" xml:id="control116" form:id="control1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3" form:control-implementation="ooo:com.sun.star.form.component.TextField" xml:id="control117" form:id="control1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button form:name="lockreportbutton" form:control-implementation="ooo:com.sun.star.form.component.CommandButton" xml:id="control118" form:id="control118" form:label="Corrective Actions Completed - Lock Report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text form:name="contractnumberTB1" form:control-implementation="ooo:com.sun.star.form.component.TextField" xml:id="control119" form:id="control119" form:max-length="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contractnumberTB2" form:control-implementation="ooo:com.sun.star.form.component.TextField" xml:id="control120" form:id="control1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ntractnumberTB3" form:control-implementation="ooo:com.sun.star.form.component.TextField" xml:id="control121" form:id="control1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ntractnumberTB4" form:control-implementation="ooo:com.sun.star.form.component.TextField" xml:id="control122" form:id="control1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draw:control text:anchor-type="paragraph" draw:z-index="1" draw:name="Control 2" draw:style-name="gr5" draw:text-style-name="P76" svg:width="1.1803in" svg:height="0.2953in" svg:x="0.011in" svg:y="0.0299in" draw:control="control1"/><draw:control text:anchor-type="paragraph" draw:z-index="2" draw:name="Control 1" draw:style-name="gr9" draw:text-style-name="P66" svg:width="2.0677in" svg:height="0.8071in" svg:x="0.011in" svg:y="0.2862in" draw:control="control2"/><draw:control text:anchor-type="paragraph" draw:z-index="4" draw:name="Control 6" draw:style-name="gr9" draw:text-style-name="P66" svg:width="2.0677in" svg:height="0.2953in" svg:x="2.2752in" svg:y="0.798in" draw:control="control4"/><draw:control text:anchor-type="paragraph" draw:z-index="9" draw:name="Control 4" draw:style-name="gr9" draw:text-style-name="P66" svg:width="3.4307in" svg:height="0.2953in" svg:x="2.2752in" svg:y="0.2862in" draw:control="control8"/><draw:control text:anchor-type="paragraph" draw:z-index="10" draw:name="Control 10" draw:style-name="gr9" draw:text-style-name="P66" svg:width="0.985in" svg:height="0.2953in" svg:x="5.9028in" svg:y="0.2862in" draw:control="control9"/><draw:control text:anchor-type="paragraph" draw:z-index="11" draw:name="Control 11" draw:style-name="gr5" draw:text-style-name="P76" svg:width="1.1815in" svg:height="0.2953in" svg:x="4.5244in" svg:y="0.5547in" draw:control="control42"/><draw:control text:anchor-type="paragraph" draw:z-index="12" draw:name="Control 12" draw:style-name="gr9" draw:text-style-name="P66" svg:width="2.363in" svg:height="0.2953in" svg:x="4.5244in" svg:y="0.7984in" draw:control="control10"/><draw:control text:anchor-type="paragraph" draw:z-index="6" draw:name="Control 13" draw:style-name="gr5" draw:text-style-name="P76" svg:width="0.4921in" svg:height="0.2953in" svg:x="5.9028in" svg:y="0.0299in" draw:control="control11"/><draw:control text:anchor-type="paragraph" draw:z-index="13" draw:name="Control 14" draw:style-name="gr5" draw:text-style-name="P80" svg:width="1.6732in" svg:height="0.1969in" svg:x="-0.0035in" svg:y="1.1717in" draw:control="control43"/><draw:control text:anchor-type="paragraph" draw:z-index="14" draw:name="Control 15" draw:style-name="gr5" draw:text-style-name="P80" svg:width="0.9953in" svg:height="0.1969in" svg:x="0.0201in" svg:y="3.7402in" draw:control="control12"/><draw:control text:anchor-type="paragraph" draw:z-index="15" draw:name="Control 5" draw:style-name="gr5" draw:text-style-name="P76" svg:width="1.1815in" svg:height="0.2953in" svg:x="2.2752in" svg:y="0.5453in" draw:control="control13"/><draw:control text:anchor-type="paragraph" draw:z-index="19" draw:name="Control 19" draw:style-name="gr5" draw:text-style-name="P76" svg:width="0.8012in" svg:height="0.2953in" svg:x="3.6681in" svg:y="3.8701in" draw:control="control46"/><draw:control text:anchor-type="paragraph" draw:z-index="17" draw:name="Control 16" draw:style-name="gr9" draw:text-style-name="P77" svg:width="3.3685in" svg:height="0.2496in" svg:x="0.0252in" svg:y="4.1in" draw:control="control15"/><draw:control text:anchor-type="paragraph" draw:z-index="18" draw:name="Control 18" draw:style-name="gr9" draw:text-style-name="P77" svg:width="3.2335in" svg:height="0.2496in" svg:x="3.6681in" svg:y="4.1in" draw:control="control16"/><draw:control text:anchor-type="paragraph" draw:z-index="20" draw:name="Control 21" draw:style-name="gr5" draw:text-style-name="P76" svg:width="1.3134in" svg:height="0.2953in" svg:x="0.0201in" svg:y="4.3138in" draw:control="control110"/><draw:control text:anchor-type="paragraph" draw:z-index="21" draw:name="Control 20" draw:style-name="gr9" draw:text-style-name="P77" svg:width="3.3685in" svg:height="0.2496in" svg:x="0.0201in" svg:y="4.5425in" draw:control="control17"/><draw:control text:anchor-type="paragraph" draw:z-index="22" draw:name="Control 22" draw:style-name="gr9" draw:text-style-name="P77" svg:width="3.235in" svg:height="0.2496in" svg:x="3.6665in" svg:y="4.5417in" draw:control="control18"/><draw:control text:anchor-type="paragraph" draw:z-index="23" draw:name="Control 24" draw:style-name="gr5" draw:text-style-name="P76" svg:width="1.1094in" svg:height="0.3004in" svg:x="3.6665in" svg:y="4.3091in" draw:control="control19"/><draw:control text:anchor-type="paragraph" draw:z-index="3" draw:name="Control 3" draw:style-name="gr5" draw:text-style-name="P76" svg:width="1.7717in" svg:height="0.2953in" svg:x="2.2752in" svg:y="0.0299in" draw:control="control3"/><draw:control text:anchor-type="paragraph" draw:z-index="16" draw:name="Control 17" draw:style-name="gr5" draw:text-style-name="P76" svg:width="0.7969in" svg:height="0.2953in" svg:x="0.0252in" svg:y="3.8701in" draw:control="control14"/><text:span text:style-name="T8"><text:tab/><text:tab/><text:tab/><text:tab/><text:tab/><text:tab/><text:tab/><text:tab/><text:tab/><text:tab/><text:tab/><text:tab/><text:tab/>Page </text:span><text:span text:style-name="T7"><text:page-number text:select-page="current">1</text:page-number></text:span><text:span text:style-name="T7"><text:s/></text:span><text:span text:style-name="T8">of </text:span><text:span text:style-name="T8"><text:page-count>5</text:page-count></text:span><text:line-break/><text:line-break/><text:line-break/><text:line-break/><text:line-break/><text:line-break/><text:line-break/><text:line-break/><text:line-break/><text:line-break/><draw:frame draw:style-name="fr1" draw:name="Frame1" text:anchor-type="char" svg:x="-0.0437in" svg:y="1.3791in" svg:width="7.1756in" draw:z-index="0"><draw:text-box fo:min-height="0.6929in"><table:table table:name="swcatable" table:style-name="swcatable"><table:table-column table:style-name="swcatable.A"/><table:table-column table:style-name="swcatable.B"/><table:table-row table:style-name="swcatable.1"><table:table-cell table:style-name="swcatable.A1" table:number-columns-spanned="2" office:value-type="string"><text:p text:style-name="P31">STORM WATER CONTRACT ADMINISTRATION</text:p></table:table-cell><table:covered-table-cell/></table:table-row><table:table-row table:style-name="swcatable.1"><table:table-cell table:style-name="swcatable.A8" office:value-type="string"><text:p text:style-name="P44">CATEGORY</text:p></table:table-cell><table:table-cell table:style-name="swcatable.B2" office:value-type="string"><text:p text:style-name="P45">No. of Findin<text:span text:style-name="T5">gs</text:span></text:p></table:table-cell></table:table-row><table:table-row table:style-name="swcatable.1"><table:table-cell table:style-name="swcatable.A8" office:value-type="string"><text:p text:style-name="P42"><draw:control text:anchor-type="char" draw:z-index="74" draw:name="Control 73" draw:style-name="gr14" draw:text-style-name="P75" svg:width="0.7512in" svg:height="0.226in" svg:x="2.711in" svg:y="-0.0457in" draw:control="control73"/>Plans and Permits</text:p></table:table-cell><table:table-cell table:style-name="swcatable.B3" office:value-type="string"><text:p text:style-name="P7"/></table:table-cell></table:table-row><table:table-row table:style-name="swcatable.1"><table:table-cell table:style-name="swcatable.A8" office:value-type="string"><text:p text:style-name="P42"><draw:control text:anchor-type="char" draw:z-index="73" draw:name="Control 76" draw:style-name="gr14" draw:text-style-name="P75" svg:width="0.7512in" svg:height="0.226in" svg:x="2.711in" svg:y="-0.0453in" draw:control="control72"/>Training</text:p></table:table-cell><table:table-cell table:style-name="swcatable.B4" office:value-type="string"><text:p text:style-name="P7"/></table:table-cell></table:table-row><table:table-row table:style-name="swcatable.1"><table:table-cell table:style-name="swcatable.A8" office:value-type="string"><text:p text:style-name="P42"><draw:control text:anchor-type="char" draw:z-index="75" draw:name="Control 77" draw:style-name="gr14" draw:text-style-name="P75" svg:width="0.7512in" svg:height="0.226in" svg:x="2.711in" svg:y="-0.0445in" draw:control="control74"/>SMARTS</text:p></table:table-cell><table:table-cell table:style-name="swcatable.B5" office:value-type="string"><text:p text:style-name="P7"/></table:table-cell></table:table-row><table:table-row table:style-name="swcatable.1"><table:table-cell table:style-name="swcatable.A8" office:value-type="string"><text:p text:style-name="P42">Active Treatment Systems<draw:control text:anchor-type="char" draw:z-index="76" draw:name="Control 78" draw:style-name="gr14" draw:text-style-name="P75" svg:width="0.7512in" svg:height="0.226in" svg:x="2.711in" svg:y="-0.0437in" draw:control="control75"/></text:p></table:table-cell><table:table-cell table:style-name="swcatable.B6" office:value-type="string"><text:p text:style-name="P7"/></table:table-cell></table:table-row><table:table-row table:style-name="swcatable.1"><table:table-cell table:style-name="swcatable.A8" office:value-type="string"><text:p text:style-name="P42">Monitoring and Reporting<draw:control text:anchor-type="char" draw:z-index="77" draw:name="Control 79" draw:style-name="gr14" draw:text-style-name="P75" svg:width="0.7512in" svg:height="0.226in" svg:x="2.711in" svg:y="-0.0429in" draw:control="control76"/></text:p></table:table-cell><table:table-cell table:style-name="swcatable.B7" office:value-type="string"><text:p text:style-name="P7"/></table:table-cell></table:table-row><table:table-row table:style-name="swcatable.1"><table:table-cell table:style-name="swcatable.A8" office:value-type="string"><text:p text:style-name="P42">Tahoe CGP Specific Requirements<draw:control text:anchor-type="char" draw:z-index="78" draw:name="Control 80" draw:style-name="gr14" draw:text-style-name="P75" svg:width="0.7512in" svg:height="0.226in" svg:x="2.711in" svg:y="-0.0425in" draw:control="control77"/></text:p></table:table-cell><table:table-cell table:style-name="swcatable.B8" office:value-type="string"><text:p text:style-name="P7"/></table:table-cell></table:table-row><table:table-row table:style-name="swcatable.1"><table:table-cell table:style-name="swcatable.A9" office:value-type="string"><text:p text:style-name="P5">TOTAL<draw:control text:anchor-type="char" draw:z-index="79" draw:name="Control 81" draw:style-name="gr14" draw:text-style-name="P75" svg:width="0.7512in" svg:height="0.226in" svg:x="2.711in" svg:y="-0.0354in" draw:control="control78"/></text:p></table:table-cell><table:table-cell table:style-name="swcatable.B9" office:value-type="string"><text:p text:style-name="P6"/></table:table-cell></table:table-row></table:table><text:p text:style-name="P4"><draw:control text:anchor-type="char" draw:z-index="80" draw:name="Control 74" draw:style-name="gr14" draw:text-style-name="P75" svg:width="0.7512in" svg:height="0.226in" svg:x="6.15in" svg:y="-1.5752in" draw:control="control79"/><draw:control text:anchor-type="char" draw:z-index="81" draw:name="Control 75" draw:style-name="gr14" draw:text-style-name="P75" svg:width="0.7512in" svg:height="0.226in" svg:x="6.15in" svg:y="-1.3492in" draw:control="control80"/><draw:control text:anchor-type="char" draw:z-index="82" draw:name="Control 82" draw:style-name="gr14" draw:text-style-name="P75" svg:width="0.7512in" svg:height="0.226in" svg:x="6.15in" svg:y="-1.1236in" draw:control="control81"/><draw:control text:anchor-type="char" draw:z-index="83" draw:name="Control 83" draw:style-name="gr14" draw:text-style-name="P75" svg:width="0.7512in" svg:height="0.226in" svg:x="6.15in" svg:y="-0.898in" draw:control="control82"/><draw:control text:anchor-type="char" draw:z-index="84" draw:name="Control 84" draw:style-name="gr14" draw:text-style-name="P75" svg:width="0.7512in" svg:height="0.226in" svg:x="6.15in" svg:y="-0.672in" draw:control="control83"/><draw:control text:anchor-type="char" draw:z-index="85" draw:name="Control 85" draw:style-name="gr14" draw:text-style-name="P75" svg:width="0.7512in" svg:height="0.226in" svg:x="6.15in" svg:y="-0.4465in" draw:control="control84"/><draw:control text:anchor-type="char" draw:z-index="86" draw:name="Control 86" draw:style-name="gr14" draw:text-style-name="P75" svg:width="0.7512in" svg:height="0.226in" svg:x="6.15in" svg:y="-0.2209in" draw:control="control85"/></text:p><table:table table:name="bmptable" table:style-name="bmptable"><table:table-column table:style-name="bmptable.A"/><table:table-column table:style-name="bmptable.B"/><table:table-row table:style-name="bmptable.1"><table:table-cell table:style-name="bmptable.A1" table:number-columns-spanned="2" office:value-type="string"><text:p text:style-name="P33">BEST MANAGEMENT PRACTICES (BMP)</text:p></table:table-cell><table:covered-table-cell/></table:table-row><table:table-row table:style-name="TableLine1528302513728"><table:table-cell table:style-name="bmptable.A8" office:value-type="string"><text:p text:style-name="P42">CATEGORY</text:p></table:table-cell><table:table-cell table:style-name="bmptable.B8" office:value-type="string"><text:p text:style-name="P45">No. of Findings</text:p></table:table-cell></table:table-row><table:table-row table:style-name="TableLine1528301704848"><table:table-cell table:style-name="bmptable.A8" office:value-type="string"><text:p text:style-name="P43">Soil Stabilization</text:p></table:table-cell><table:table-cell table:style-name="bmptable.B8" office:value-type="string"><text:p text:style-name="P6"/></table:table-cell></table:table-row><table:table-row table:style-name="TableLine1528301703216"><table:table-cell table:style-name="bmptable.A8" office:value-type="string"><text:p text:style-name="P43">Sediment Control</text:p></table:table-cell><table:table-cell table:style-name="bmptable.B8" office:value-type="string"><text:p text:style-name="P7"/></table:table-cell></table:table-row><table:table-row table:style-name="TableLine1528301714912"><table:table-cell table:style-name="bmptable.A8" office:value-type="string"><text:p text:style-name="P43">Tracking Control</text:p></table:table-cell><table:table-cell table:style-name="bmptable.B8" office:value-type="string"><text:p text:style-name="P7"/></table:table-cell></table:table-row><table:table-row table:style-name="TableLine1528301708384"><table:table-cell table:style-name="bmptable.A8" office:value-type="string"><text:p text:style-name="P43">Wind Erosion Control</text:p></table:table-cell><table:table-cell table:style-name="bmptable.B8" office:value-type="string"><text:p text:style-name="P7"/></table:table-cell></table:table-row><table:table-row table:style-name="TableLine1528301707296"><table:table-cell table:style-name="bmptable.A8" office:value-type="string"><text:p text:style-name="P43">Non-Storm Water</text:p></table:table-cell><table:table-cell table:style-name="bmptable.B8" office:value-type="string"><text:p text:style-name="P7"/></table:table-cell></table:table-row><table:table-row table:style-name="TableLine1528301707568"><table:table-cell table:style-name="bmptable.A8" office:value-type="string"><text:p text:style-name="P43">Waste Management</text:p></table:table-cell><table:table-cell table:style-name="bmptable.B8" office:value-type="string"><text:p text:style-name="P7"/></table:table-cell></table:table-row><table:table-row table:style-name="bmptable.1"><table:table-cell table:style-name="bmptable.A9" office:value-type="string"><text:p text:style-name="P5">TOTAL</text:p></table:table-cell><table:table-cell table:style-name="bmptable.B9" office:value-type="string"><text:p text:style-name="P7"/></table:table-cell></table:table-row></table:table><text:p text:style-name="P4"/></draw:text-box></draw:frame><draw:control text:anchor-type="char" draw:z-index="5" draw:name="Control 7" draw:style-name="gr8" draw:text-style-name="P68" svg:width="3.3657in" svg:height="0.1976in" svg:x="0.022in" svg:y="-0.5008in" draw:control="control5"/><draw:control text:anchor-type="char" draw:z-index="8" draw:name="Control 9" draw:style-name="gr8" draw:text-style-name="P68" svg:width="1.9449in" svg:height="0.1961in" svg:x="0.0102in" svg:y="-0.1063in" draw:control="control7"/><draw:control text:anchor-type="char" draw:z-index="7" draw:name="Control 8" draw:style-name="gr8" draw:text-style-name="P69" svg:width="5.7098in" svg:height="0.1976in" svg:x="0.0102in" svg:y="-0.3035in" draw:control="control6"/><text:tab/><text:tab/><text:tab/><text:tab/><text:tab/><text:tab/><text:tab/></text:p>
      <text:p text:style-name="P3"><draw:control text:anchor-type="paragraph" draw:z-index="25" draw:name="Control 25" draw:style-name="gr5" draw:text-style-name="P76" svg:width="1.3134in" svg:height="0.2953in" svg:x="0.0252in" svg:y="0.0354in" draw:control="control71"/></text:p>
      <text:p text:style-name="P3"><draw:control text:anchor-type="paragraph" draw:z-index="24" draw:name="Control 23" draw:style-name="gr9" draw:text-style-name="P77" svg:width="6.8768in" svg:height="0.2598in" svg:x="0.0252in" svg:y="0.078in" draw:control="control44"/></text:p>
      <text:p text:style-name="P2"><draw:control text:anchor-type="paragraph" draw:z-index="28" draw:name="Control 29" draw:style-name="gr5" draw:text-style-name="P76" svg:width="2.3988in" svg:height="0.2953in" svg:x="3.6701in" svg:y="0.1134in" draw:control="control21"/><draw:control text:anchor-type="paragraph" draw:z-index="31" draw:name="Control 26" draw:style-name="gr5" draw:text-style-name="P76" svg:width="1.3134in" svg:height="0.2953in" svg:x="0.0252in" svg:y="0.1236in" draw:control="control24"/></text:p>
      <text:p text:style-name="P1"><draw:control text:anchor-type="paragraph" draw:z-index="26" draw:name="Control 27" draw:style-name="gr9" draw:text-style-name="P77" svg:width="3.3685in" svg:height="0.2496in" svg:x="0.0252in" svg:y="0.1654in" draw:control="control20"/><draw:control text:anchor-type="paragraph" draw:z-index="27" draw:name="Control 28" draw:style-name="gr9" draw:text-style-name="P77" svg:width="3.2307in" svg:height="0.2496in" svg:x="3.6709in" svg:y="0.1654in" draw:control="control45"/></text:p>
      <text:p text:style-name="P20"><draw:control text:anchor-type="paragraph" draw:z-index="29" draw:name="Control 31" draw:style-name="gr5" draw:text-style-name="P79" svg:width="0.9953in" svg:height="0.1969in" svg:x="0.0201in" svg:y="0.25in" draw:control="control22"/><draw:control text:anchor-type="paragraph" draw:z-index="30" draw:name="Control 32" draw:style-name="gr9" draw:text-style-name="P77" svg:width="3.2362in" svg:height="0.2496in" svg:x="3.6717in" svg:y="0.6402in" draw:control="control23"/><draw:control text:anchor-type="paragraph" draw:z-index="32" draw:name="Control 33" draw:style-name="gr5" draw:text-style-name="P73" svg:width="1.3134in" svg:height="0.2953in" svg:x="0.0201in" svg:y="0.3902in" draw:control="control25"/><draw:control text:anchor-type="paragraph" draw:z-index="33" draw:name="Control 34" draw:style-name="gr5" draw:text-style-name="P76" svg:width="1.726in" svg:height="0.2953in" svg:x="3.6717in" svg:y="0.3902in" draw:control="control26"/><draw:control text:anchor-type="paragraph" draw:z-index="34" draw:name="Control 30" draw:style-name="gr9" draw:text-style-name="P77" svg:width="3.3685in" svg:height="0.2496in" svg:x="0.0311in" svg:y="0.6425in" draw:control="control27"/><draw:control text:anchor-type="paragraph" draw:z-index="35" draw:name="Control 35" draw:style-name="gr9" draw:text-style-name="P77" svg:width="3.3685in" svg:height="0.2496in" svg:x="0.0311in" svg:y="1.1728in" draw:control="control28"/><draw:control text:anchor-type="paragraph" draw:z-index="36" draw:name="Control 36" draw:style-name="gr5" draw:text-style-name="P76" svg:width="1.4394in" svg:height="0.2953in" svg:x="0.0201in" svg:y="0.9in" draw:control="control29"/><draw:control text:anchor-type="paragraph" draw:z-index="37" draw:name="Control 37" draw:style-name="gr9" draw:text-style-name="P77" svg:width="3.2315in" svg:height="0.2496in" svg:x="3.6717in" svg:y="1.1728in" draw:control="control30"/><draw:control text:anchor-type="paragraph" draw:z-index="38" draw:name="Control 38" draw:style-name="gr5" draw:text-style-name="P76" svg:width="1.513in" svg:height="0.2953in" svg:x="3.6717in" svg:y="0.9in" draw:control="control31"/><draw:control text:anchor-type="paragraph" draw:z-index="39" draw:name="Control 40" draw:style-name="gr5" draw:text-style-name="P76" svg:width="2.174in" svg:height="0.2953in" svg:x="0.0299in" svg:y="1.4402in" draw:control="control32"/><draw:control text:anchor-type="paragraph" draw:z-index="40" draw:name="Control 39" draw:style-name="gr9" draw:text-style-name="P77" svg:width="2.137in" svg:height="0.2496in" svg:x="0.0366in" svg:y="1.6945in" draw:control="control33"/><draw:control text:anchor-type="paragraph" draw:z-index="41" draw:name="Control 41" draw:style-name="gr9" draw:text-style-name="P77" svg:width="2.137in" svg:height="0.2496in" svg:x="2.4583in" svg:y="1.6945in" draw:control="control34"/><draw:control text:anchor-type="paragraph" draw:z-index="42" draw:name="Control 43" draw:style-name="gr9" draw:text-style-name="P77" svg:width="2.137in" svg:height="0.2496in" svg:x="4.7661in" svg:y="1.6945in" draw:control="control35"/><draw:control text:anchor-type="paragraph" draw:z-index="43" draw:name="Control 42" draw:style-name="gr5" draw:text-style-name="P76" svg:width="1.1579in" svg:height="0.2953in" svg:x="2.4583in" svg:y="1.4402in" draw:control="control36"/><draw:control text:anchor-type="paragraph" draw:z-index="44" draw:name="Control 44" draw:style-name="gr5" draw:text-style-name="P76" svg:width="1.1579in" svg:height="0.2953in" svg:x="4.7661in" svg:y="1.4402in" draw:control="control37"/><draw:control text:anchor-type="paragraph" draw:z-index="45" draw:name="Control 45" draw:style-name="gr5" draw:text-style-name="P79" svg:width="1.2453in" svg:height="0.1969in" svg:x="0.0335in" svg:y="2.0445in" draw:control="control38"/><draw:control text:anchor-type="paragraph" draw:z-index="47" draw:name="Control 47" draw:style-name="gr5" draw:text-style-name="P76" svg:width="1.4394in" svg:height="0.2953in" svg:x="0.0335in" svg:y="2.2071in" draw:control="control40"/><draw:control text:anchor-type="paragraph" draw:z-index="48" draw:name="Control 49" draw:style-name="gr5" draw:text-style-name="P76" svg:width="1.4394in" svg:height="0.2953in" svg:x="2.4661in" svg:y="2.2098in" draw:control="control41"/><draw:control text:anchor-type="paragraph" draw:z-index="49" draw:name="Control 48" draw:style-name="gr9" draw:text-style-name="P77" svg:width="4.4488in" svg:height="0.2496in" svg:x="2.4661in" svg:y="2.4201in" draw:control="control47"/><draw:control text:anchor-type="paragraph" draw:z-index="51" draw:name="Control 51" draw:style-name="gr5" draw:text-style-name="P76" svg:width="4.7031in" svg:height="0.2953in" svg:x="0.0335in" svg:y="2.6626in" draw:control="control49"/><draw:control text:anchor-type="paragraph" draw:z-index="46" draw:name="Control 46" draw:style-name="gr9" draw:text-style-name="P77" svg:width="2.137in" svg:height="0.2496in" svg:x="0.0335in" svg:y="2.4217in" draw:control="control39"/><draw:control text:anchor-type="paragraph" draw:z-index="50" draw:name="Control 50" draw:style-name="gr9" draw:text-style-name="P77" svg:width="6.8921in" svg:height="0.837in" svg:x="0.0339in" svg:y="2.9138in" draw:control="control48"/><draw:control text:anchor-type="paragraph" draw:z-index="69" draw:name="Control 69" draw:style-name="gr9" draw:text-style-name="P77" svg:width="2.137in" svg:height="0.2496in" svg:x="0.0382in" svg:y="4.0126in" draw:control="control67"/><draw:control text:anchor-type="paragraph" draw:z-index="70" draw:name="Control 70" draw:style-name="gr5" draw:text-style-name="P76" svg:width="1.4394in" svg:height="0.2953in" svg:x="0.0339in" svg:y="3.7701in" draw:control="control68"/><draw:control text:anchor-type="paragraph" draw:z-index="71" draw:name="Control 71" draw:style-name="gr9" draw:text-style-name="P77" svg:width="4.4488in" svg:height="0.2496in" svg:x="2.4701in" svg:y="4.0138in" draw:control="control69"/><draw:control text:anchor-type="paragraph" draw:z-index="72" draw:name="Control 72" draw:style-name="gr5" draw:text-style-name="P76" svg:width="1.4394in" svg:height="0.2953in" svg:x="2.4701in" svg:y="3.7701in" draw:control="control70"/><text:line-break/><text:line-break/><text:line-break/></text:p>
      <text:p text:style-name="P48"><draw:control text:anchor-type="paragraph" draw:z-index="113" draw:name="Control 93" draw:style-name="gr2" draw:text-style-name="P66" svg:width="1.8634in" svg:height="0.1898in" svg:x="5.0472in" svg:y="-0.5244in" draw:control="control119"/><draw:control text:anchor-type="char" draw:z-index="87" draw:name="Control 87" draw:style-name="gr8" draw:text-style-name="P73" svg:width="3.0567in" svg:height="0.1976in" svg:x="0.022in" svg:y="-0.5008in" draw:control="control86"/><draw:control text:anchor-type="char" draw:z-index="88" draw:name="Control 88" draw:style-name="gr8" draw:text-style-name="P74" svg:width="5.7098in" svg:height="0.1976in" svg:x="0.0102in" svg:y="-0.3346in" draw:control="control88"/><draw:control text:anchor-type="char" draw:z-index="89" draw:name="Control 89" draw:style-name="gr8" draw:text-style-name="P73" svg:width="1.9449in" svg:height="0.1961in" svg:x="0.0102in" svg:y="-0.1374in" draw:control="control87"/><text:tab/><text:tab/><text:tab/><text:tab/><text:tab/><text:tab/><text:tab/><text:tab/><text:tab/><text:tab/><text:tab/><text:tab/> <text:tab/><text:span text:style-name="T8">Page </text:span><text:span text:style-name="T7"><text:page-number text:select-page="current">2</text:page-number></text:span><text:span text:style-name="T7"><text:s/></text:span><text:span text:style-name="T8">of </text:span><text:span text:style-name="T8"><text:page-count>5</text:page-count></text:span></text:p>
      <text:p text:style-name="P19">SUMMARY OF FINDINGS AND CORRECTIVE ACTION STATUS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2"><draw:control text:anchor-type="paragraph" draw:z-index="53" draw:name="Control 53" draw:style-name="gr9" draw:text-style-name="P73" svg:width="0.6823in" svg:height="0.5004in" svg:x="4.9618in" svg:y="1.6882in" draw:control="control50"/><draw:control text:anchor-type="char" draw:z-index="65" draw:name="Control 66" draw:style-name="gr14" draw:text-style-name="P78" svg:width="0.937in" svg:height="0.4949in" svg:x="-0.0374in" svg:y="1.6917in" draw:control="control63"/><draw:control text:anchor-type="char" draw:z-index="52" draw:name="Control 52" draw:style-name="gr4" draw:text-style-name="P73" svg:width="0.6823in" svg:height="0.4878in" svg:x="4.961in" svg:y="0.5874in" draw:control="control53"/><draw:control text:anchor-type="char" draw:z-index="62" draw:name="Control 63" draw:style-name="gr16" draw:text-style-name="P73" svg:width="1.2413in" svg:height="0.4886in" svg:x="5.6429in" svg:y="0.5866in" draw:control="control60"/><draw:control text:anchor-type="char" draw:z-index="63" draw:name="Control 64" draw:style-name="gr16" draw:text-style-name="P73" svg:width="1.2406in" svg:height="0.5004in" svg:x="5.6437in" svg:y="1.6882in" draw:control="control61"/><draw:control text:anchor-type="char" draw:z-index="64" draw:name="Control 65" draw:style-name="gr14" draw:text-style-name="P78" svg:width="0.935in" svg:height="0.4862in" svg:x="-0.0374in" svg:y="0.589in" draw:control="control62"/>STORMWATER CONTRACT ADMINISTRATION <text:span text:style-name="T1">SUMMARY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1528302205760">
          <table:table-cell table:style-name="Table5.A1" office:value-type="string">
            <text:p text:style-name="P34">Finding No.</text:p>
          </table:table-cell>
          <table:table-cell table:style-name="Table5.A1" office:value-type="string">
            <text:p text:style-name="P36">Finding Description Summary</text:p>
          </table:table-cell>
          <table:table-cell table:style-name="Table5.A1" office:value-type="string">
            <text:p text:style-name="P36">Corrected?</text:p>
          </table:table-cell>
          <table:table-cell table:style-name="Table5.D1" office:value-type="string">
            <text:p text:style-name="P39">Date of Corrective Action Completion</text:p>
          </table:table-cell>
        </table:table-row>
        <table:table-row table:style-name="TableLine1528302212288">
          <table:table-cell table:style-name="Table5.A2" office:value-type="string">
            <text:p text:style-name="P35"/>
          </table:table-cell>
          <table:table-cell table:style-name="Table5.B2" office:value-type="string">
            <text:p text:style-name="P30"><draw:control text:anchor-type="as-char" svg:y="0.0098in" draw:z-index="54" draw:name="Control 54" draw:style-name="gr18" draw:text-style-name="P77" svg:width="3.9906in" svg:height="0.4004in" draw:control="control51"/></text:p>
          </table:table-cell>
          <table:table-cell table:style-name="Table5.C2" office:value-type="string">
            <text:p text:style-name="P40"/>
          </table:table-cell>
          <table:table-cell table:style-name="Table5.D2" office:value-type="string">
            <text:p text:style-name="P30"/>
          </table:table-cell>
        </table:table-row>
      </table:table>
      <table:table table:name="Table6" table:style-name="Table6">
        <table:table-column table:style-name="Table6.A"/>
        <table:table-row table:style-name="TableLine1528302219360">
          <table:table-cell table:style-name="Table6.A1" office:value-type="string">
            <text:p text:style-name="P37">CONSTRUCTION SITE BMP SUMMARY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1528301708656">
          <table:table-cell table:style-name="Table7.A1" office:value-type="string">
            <text:p text:style-name="P41">Finding No.</text:p>
          </table:table-cell>
          <table:table-cell table:style-name="Table7.A1" office:value-type="string">
            <text:p text:style-name="P38">Finding Description Summary</text:p>
          </table:table-cell>
          <table:table-cell table:style-name="Table7.A1" office:value-type="string">
            <text:p text:style-name="P38">Corrected?</text:p>
          </table:table-cell>
          <table:table-cell table:style-name="Table7.D1" office:value-type="string">
            <text:p text:style-name="P39">Date of Corrective Action Completion</text:p>
          </table:table-cell>
        </table:table-row>
        <table:table-row table:style-name="TableLine1528694342144">
          <table:table-cell table:style-name="Table7.A2" office:value-type="string">
            <text:p text:style-name="P35"/>
          </table:table-cell>
          <table:table-cell table:style-name="Table7.B2" office:value-type="string">
            <text:p text:style-name="P30"><draw:control text:anchor-type="as-char" svg:y="0.0425in" draw:z-index="55" draw:name="Control 55" draw:style-name="gr18" draw:text-style-name="P77" svg:width="3.9858in" svg:height="0.378in" draw:control="control52"/></text:p>
          </table:table-cell>
          <table:table-cell table:style-name="Table7.C2" office:value-type="string">
            <text:p text:style-name="P28"/>
          </table:table-cell>
          <table:table-cell table:style-name="Table7.D2" office:value-type="string">
            <text:p text:style-name="P29"/>
          </table:table-cell>
        </table:table-row>
      </table:table>
      <text:p text:style-name="P46"/>
      <text:p text:style-name="P23"><draw:control text:anchor-type="paragraph" draw:z-index="114" draw:name="Control 94" draw:style-name="gr1" draw:text-style-name="P66" svg:width="1.8634in" svg:height="0.1898in" svg:x="5.0472in" svg:y="-0.45in" draw:control="control120"/><draw:g text:anchor-type="char" draw:z-index="91" draw:name="DrawObject1" draw:style-name="gr6"><draw:control draw:name="Control 90" draw:style-name="gr7" draw:text-style-name="P68" svg:width="3.3657in" svg:height="0.1976in" svg:x="0.0173in" svg:y="-0.448in" draw:control="control90"/><draw:control draw:name="Control 91" draw:style-name="gr7" draw:text-style-name="P69" svg:width="5.7098in" svg:height="0.1976in" svg:x="0.0055in" svg:y="-0.2764in" draw:control="control91"/><draw:control draw:name="Control 92" draw:style-name="gr7" draw:text-style-name="P68" svg:width="1.9449in" svg:height="0.1961in" svg:x="0.0055in" svg:y="-0.1051in" draw:control="control92"/></draw:g></text:p>
      <text:p text:style-name="P22"><text:tab/><text:tab/><text:tab/><text:tab/><text:tab/><text:tab/><text:tab/><text:tab/><text:tab/><text:tab/><text:tab/><text:tab/><text:tab/><text:span text:style-name="T6">Page </text:span><text:page-number text:select-page="current">3</text:page-number><text:s/><text:span text:style-name="T6">of </text:span><text:span text:style-name="T6"><text:page-count>5</text:page-count></text:span></text:p>
      <text:p text:style-name="P22"/>
      <table:table table:name="Table1" table:style-name="Table1">
        <table:table-column table:style-name="Table1.A"/>
        <table:table-row table:style-name="TableLine1528694354112">
          <table:table-cell table:style-name="Table1.A1" office:value-type="string">
            <text:p text:style-name="P14"><draw:control text:anchor-type="paragraph" draw:z-index="57" draw:name="Control 57" draw:style-name="gr17" draw:text-style-name="P66" svg:width="6.9232in" svg:height="0.285in" svg:x="-0.0374in" svg:y="2.072in" draw:control="control55"/><draw:control text:anchor-type="char" draw:z-index="90" draw:name="Control 95" draw:style-name="gr13" draw:text-style-name="P72" svg:width="1.2953in" svg:height="0.6268in" svg:x="5.5902in" svg:y="3.1673in" draw:control="control89"/>STORMWATER CONTRACT ADMINISTRATION REVIEW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3">Finding N<text:span text:style-name="T2">o</text:span>.</text:p>
            <text:p text:style-name="P24"><draw:control text:anchor-type="paragraph" draw:z-index="60" draw:name="Control 60" draw:style-name="gr9" draw:text-style-name="P66" svg:width="1.5469in" svg:height="0.278in" svg:x="5.3366in" svg:y="0.0409in" draw:control="control58"/><draw:control text:anchor-type="char" draw:z-index="66" draw:name="Control 61" draw:style-name="gr4" draw:text-style-name="P66" svg:width="1.1894in" svg:height="0.278in" svg:x="-0.0382in" svg:y="0.0409in" draw:control="control64"/><draw:control text:anchor-type="char" draw:z-index="59" draw:name="Control 59" draw:style-name="gr4" draw:text-style-name="P66" svg:width="4.1862in" svg:height="0.278in" svg:x="1.1508in" svg:y="0.0409in" draw:control="control57"/></text:p>
          </table:table-cell>
          <table:table-cell table:style-name="Table2.A1" office:value-type="string">
            <text:p text:style-name="P8">Administrative Category</text:p>
          </table:table-cell>
          <table:table-cell table:style-name="Table2.C1" office:value-type="string">
            <text:p text:style-name="P10">Checklist Question N<text:span text:style-name="T2">o</text:span>.</text:p>
            <text:p text:style-name="P10"/>
          </table:table-cell>
        </table:table-row>
      </table:table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2">Observation</text:p>
            <text:p text:style-name="P12"><draw:control text:anchor-type="paragraph" draw:z-index="56" draw:name="Control 56" draw:style-name="gr17" draw:text-style-name="P66" svg:width="6.9232in" svg:height="0.4335in" svg:x="-0.0374in" svg:y="0.028in" draw:control="control54"/></text:p>
            <text:p text:style-name="P12"/>
            <text:p text:style-name="P25"/>
          </table:table-cell>
        </table:table-row>
      </table:table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1">Standard Reference</text:p>
            <text:p text:style-name="P11"><draw:control text:anchor-type="paragraph" draw:z-index="68" draw:name="Control 68" draw:style-name="gr9" draw:text-style-name="P66" svg:width="6.9213in" svg:height="0.2776in" svg:x="-0.0354in" svg:y="0.0366in" draw:control="control66"/></text:p>
            <text:p text:style-name="P26"><text:s text:c="2"/></text:p>
          </table:table-cell>
        </table:table-row>
      </table:table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1">Standard</text:p>
            <text:p text:style-name="P26"><text:s text:c="2"/>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4"><draw:control text:anchor-type="paragraph" draw:z-index="61" draw:name="Control 62" draw:style-name="gr9" draw:text-style-name="P66" svg:width="6.9224in" svg:height="0.5921in" svg:x="-0.0366in" svg:y="0.1783in" draw:control="control59"/><text:span text:style-name="T3">Corrective Action Taken</text:span> <text:s/>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9">Date Completed</text:p>
            <text:p text:style-name="P24"><draw:control text:anchor-type="char" draw:z-index="58" draw:name="Control 58" draw:style-name="gr4" draw:text-style-name="P66" svg:width="3.9378in" svg:height="0.3949in" svg:x="1.6472in" svg:y="0.0429in" draw:control="control56"/><draw:control text:anchor-type="char" draw:z-index="67" draw:name="Control 67" draw:style-name="gr15" draw:text-style-name="P68" svg:width="1.6843in" svg:height="0.3961in" svg:x="-0.0366in" svg:y="0.0417in" draw:control="control65"/></text:p>
          </table:table-cell>
          <table:table-cell table:style-name="Table11.A1" office:value-type="string">
            <text:p text:style-name="P9"><text:s/>Verified By (Print name and title) <text:s/></text:p>
          </table:table-cell>
          <table:table-cell table:style-name="Table11.C1" office:value-type="string">
            <text:p text:style-name="P9"/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control text:anchor-type="paragraph" draw:z-index="115" draw:name="Control 96" draw:style-name="gr1" draw:text-style-name="P66" svg:width="1.8634in" svg:height="0.1898in" svg:x="5.0472in" svg:y="-0.3346in" draw:control="control121"/><text:soft-page-break/></text:p>
      <text:p text:style-name="P21"><draw:g text:anchor-type="char" draw:z-index="92" draw:name="DrawObject 1" draw:style-name="gr6"><draw:control draw:name="Control 1" draw:style-name="gr7" draw:text-style-name="P68" svg:width="3.3661in" svg:height="0.198in" svg:x="0.0417in" svg:y="-0.4543in" draw:control="control93"/><draw:control draw:name="Control 2" draw:style-name="gr7" draw:text-style-name="P69" svg:width="5.7098in" svg:height="0.198in" svg:x="0.0299in" svg:y="-0.2827in" draw:control="control94"/><draw:control draw:name="Control 3" draw:style-name="gr7" draw:text-style-name="P68" svg:width="1.9453in" svg:height="0.1961in" svg:x="0.0299in" svg:y="-0.1114in" draw:control="control95"/></draw:g><draw:control text:anchor-type="char" draw:z-index="107" draw:name="Control 114" draw:style-name="gr4" draw:text-style-name="P66" svg:width="0.7504in" svg:height="0.3378in" svg:x="2.5575in" svg:y="0.8646in" draw:control="control113"/><text:line-break/><text:tab/><text:tab/><text:tab/><text:tab/><text:tab/><text:tab/><text:tab/><text:tab/><text:tab/><text:tab/><text:tab/><text:tab/><text:tab/><text:span text:style-name="T6">Page </text:span><text:page-number text:select-page="current">4</text:page-number><text:s/><text:span text:style-name="T6">of </text:span><text:span text:style-name="T6"><text:page-count>5</text:page-count></text:span><text:line-break/></text:p>
      <table:table table:name="Table12" table:style-name="Table12">
        <table:table-column table:style-name="Table12.A"/>
        <table:table-row table:style-name="TableLine1528694345136">
          <table:table-cell table:style-name="Table12.A1" office:value-type="string">
            <text:p text:style-name="P15">CONSTRUCTION SITE BMP REVIEW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office:value-type="string">
            <text:p text:style-name="P15"><draw:control text:anchor-type="char" draw:z-index="105" draw:name="Control 112" draw:style-name="gr4" draw:text-style-name="P66" svg:width="1.1878in" svg:height="0.3378in" svg:x="-0.0382in" svg:y="0.1984in" draw:control="control111"/>Finding No.</text:p>
            <text:p text:style-name="P15"/>
            <text:p text:style-name="P17"/>
          </table:table-cell>
          <table:table-cell table:style-name="Table13.A1" office:value-type="string">
            <text:p text:style-name="P15">BMP Category<draw:control text:anchor-type="char" draw:z-index="106" draw:name="Control 113" draw:style-name="gr4" draw:text-style-name="P66" svg:width="1.3724in" svg:height="0.3378in" svg:x="-0.0382in" svg:y="0.1984in" draw:control="control112"/></text:p>
            <text:p text:style-name="P15"/>
          </table:table-cell>
          <table:table-cell table:style-name="Table13.A1" office:value-type="string">
            <text:p text:style-name="P15">BMP Type</text:p>
            <text:p text:style-name="P15"/>
          </table:table-cell>
          <table:table-cell table:style-name="Table13.A1" office:value-type="string">
            <text:p text:style-name="P15">Checklist Question No.<draw:control text:anchor-type="char" draw:z-index="108" draw:name="Control 115" draw:style-name="gr4" draw:text-style-name="P66" svg:width="1.4378in" svg:height="0.3378in" svg:x="-0.0382in" svg:y="0.1984in" draw:control="control114"/></text:p>
            <text:p text:style-name="P15"/>
          </table:table-cell>
          <table:table-cell table:style-name="Table13.E1" office:value-type="string">
            <text:p text:style-name="P15">Location<draw:control text:anchor-type="char" draw:z-index="109" draw:name="Control 116" draw:style-name="gr4" draw:text-style-name="P66" svg:width="2.1795in" svg:height="0.3378in" svg:x="-0.0382in" svg:y="0.1984in" draw:control="control115"/></text:p>
          </table:table-cell>
        </table:table-row>
        <table:table-row table:style-name="Table13.2">
          <table:table-cell table:style-name="Table13.A1" office:value-type="string">
            <text:p text:style-name="P16">Standard<draw:control text:anchor-type="char" draw:z-index="110" draw:name="Control 117" draw:style-name="gr4" draw:text-style-name="P66" svg:width="1.187in" svg:height="0.3378in" svg:x="-0.0382in" svg:y="0.1984in" draw:control="control116"/> <text:span text:style-name="T20">Reference</text:span></text:p>
            <text:p text:style-name="P17"/>
            <text:p text:style-name="P17"/>
          </table:table-cell>
          <table:table-cell table:style-name="Table13.E1" table:number-columns-spanned="4" office:value-type="string">
            <text:p text:style-name="P18">Standard<draw:control text:anchor-type="char" draw:z-index="111" draw:name="Control 118" draw:style-name="gr4" draw:text-style-name="P66" svg:width="5.7441in" svg:height="0.3378in" svg:x="-0.039in" svg:y="0.1984in" draw:control="control117"/></text:p>
          </table:table-cell>
          <table:covered-table-cell/>
          <table:covered-table-cell/>
          <table:covered-table-cell/>
        </table:table-row>
      </table:table>
      <text:p text:style-name="P47"><draw:control text:anchor-type="paragraph" draw:z-index="93" draw:name="Control 97" draw:style-name="gr12" draw:text-style-name="P71" svg:width="1.8669in" svg:height="0.2189in" svg:x="0in" svg:y="0.0429in" draw:control="control98"/></text:p>
      <text:p text:style-name="P47"><draw:control text:anchor-type="char" draw:z-index="94" draw:name="Control 98" draw:style-name="gr11" draw:text-style-name="P70" svg:width="3.5461in" svg:height="1.6335in" svg:x="0in" svg:y="0.1035in" draw:control="control96"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0"><draw:control text:anchor-type="paragraph" draw:z-index="95" draw:name="Control 99" draw:style-name="gr12" draw:text-style-name="P71" svg:width="1.863in" svg:height="0.2189in" svg:x="0in" svg:y="1.25in" draw:control="control97"/><draw:control text:anchor-type="paragraph" draw:z-index="97" draw:name="Control 101" draw:style-name="gr9" draw:text-style-name="P66" svg:width="3.5461in" svg:height="0.9488in" svg:x="0in" svg:y="0.2327in" draw:control="control100"/><draw:control text:anchor-type="paragraph" draw:z-index="99" draw:name="Control 103" draw:style-name="gr9" draw:text-style-name="P66" svg:width="3.5461in" svg:height="0.9488in" svg:x="0in" svg:y="3.3772in" draw:control="control102"/><draw:control text:anchor-type="char" draw:z-index="100" draw:name="Control 104" draw:style-name="gr8" draw:text-style-name="P68" svg:width="1.413in" svg:height="0.2213in" svg:x="0in" svg:y="3.1563in" draw:control="control103"/><text:span text:style-name="T4"><draw:control text:anchor-type="as-char" draw:z-index="98" draw:name="Control 102" draw:style-name="gr10" draw:text-style-name="P68" svg:width="0.7378in" svg:height="0.2213in" draw:control="control101"/></text:span><text:line-break/><text:line-break/><draw:control text:anchor-type="char" draw:z-index="96" draw:name="Control 100" draw:style-name="gr11" draw:text-style-name="P70" svg:width="3.5461in" svg:height="1.6335in" svg:x="0in" svg:y="1.5228in" draw:control="control99"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50"><draw:control text:anchor-type="char" draw:z-index="102" draw:name="Control 106" draw:style-name="gr8" draw:text-style-name="P68" svg:width="1.8953in" svg:height="0.2213in" svg:x="1.3756in" svg:y="0.9311in" draw:control="control105"/><draw:control text:anchor-type="char" draw:z-index="101" draw:name="Control 105" draw:style-name="gr8" draw:text-style-name="P68" svg:width="1.413in" svg:height="0.2213in" svg:x="0in" svg:y="0.9311in" draw:control="control104"/><text:line-break/><text:line-break/><text:line-break/><text:line-break/><text:line-break/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Table_20_Contents"/>
          </table:table-cell>
          <table:table-cell table:style-name="Table14.B1" office:value-type="string">
            <text:p text:style-name="Standard"/>
          </table:table-cell>
        </table:table-row>
      </table:table>
      <text:p text:style-name="P50"/>
      <text:p text:style-name="P50"/>
      <text:p text:style-name="P50"/>
      <text:p text:style-name="P50"><draw:control text:anchor-type="paragraph" draw:z-index="116" draw:name="Control 119" draw:style-name="gr1" draw:text-style-name="P66" svg:width="1.8634in" svg:height="0.1898in" svg:x="5.0618in" svg:y="-0.3016in" draw:control="control122"/><draw:g text:anchor-type="char" draw:z-index="103" draw:name="DrawObject 2" draw:style-name="gr6"><draw:control draw:name="Control 107" draw:style-name="gr7" draw:text-style-name="P68" svg:width="3.3661in" svg:height="0.198in" svg:x="0.0134in" svg:y="-0.302in" draw:control="control106"/><draw:control draw:name="Control 108" draw:style-name="gr7" draw:text-style-name="P69" svg:width="5.7098in" svg:height="0.198in" svg:x="0.0016in" svg:y="-0.1303in" draw:control="control107"/><draw:control draw:name="Control 109" draw:style-name="gr7" draw:text-style-name="P68" svg:width="1.9453in" svg:height="0.1961in" svg:x="0.0016in" svg:y="0.0409in" draw:control="control108"/></draw:g><text:soft-page-break/></text:p>
      <text:p text:style-name="P50"/>
      <text:p text:style-name="P65"><text:tab/><text:tab/><text:tab/><text:tab/><text:tab/><text:tab/><text:tab/><text:tab/><text:tab/><text:tab/><text:tab/><text:tab/><text:tab/><text:span text:style-name="T8">Page </text:span><text:span text:style-name="T7"><text:page-number text:select-page="current">5</text:page-number></text:span><text:span text:style-name="T7"><text:s/></text:span><text:span text:style-name="T8">of </text:span><text:span text:style-name="T8"><text:page-count>5</text:page-count></text:span></text:p>
      <text:p text:style-name="P27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59">REVIEW REPORT CERTIFICATION</text:p>
          </table:table-cell>
        </table:table-row>
        <table:table-row table:style-name="TableLine1528694349216">
          <table:table-cell table:style-name="Table16.A2" office:value-type="string">
            <text:p text:style-name="P51">I <text:span text:style-name="T11">certify under penalty of the law that this Project Construction Stormwater Review Report was performed in accordance with the Construction General Permit. <text:s/>The information contained in this Review Report was gathered from a field site review. <text:s/>I am aware that Section 309 (c)(4) of the Clean Water Act provides for significant penalties, including fines and imprisonment for knowingly submitting false material statement, representation, or certification.</text:span></text:p>
          </table:table-cell>
        </table:table-row>
      </table:table>
      <text:p text:style-name="P63"><text:line-break/><text:span text:style-name="T13">IQR REVIEWER NAME</text:span><text:span text:style-name="T12"><text:tab/><text:tab/><text:tab/><text:tab/><text:tab/><text:tab/><text:tab/></text:span><text:span text:style-name="T14">DATE REPORT COMPLETED</text:span>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60"/>
          </table:table-cell>
          <table:table-cell table:style-name="Table15.B1" office:value-type="string">
            <text:p text:style-name="P60"/>
          </table:table-cell>
        </table:table-row>
      </table:table>
      <text:p text:style-name="P62">IQR REVIEWER SIGNATURE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60"/>
          </table:table-cell>
        </table:table-row>
      </table:table>
      <text:p text:style-name="P54"><draw:control text:anchor-type="paragraph" draw:z-index="104" draw:name="Control 111" draw:style-name="gr5" draw:text-style-name="P67" svg:width="2.3079in" svg:height="0.287in" svg:x="2.3083in" svg:y="0.0189in" draw:control="control109"/></text:p>
      <text:p text:style-name="P54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61">CORRECTIVE ACTION CERTIFICATION</text:p>
          </table:table-cell>
        </table:table-row>
        <table:table-row table:style-name="TableLine1528694371520">
          <table:table-cell table:style-name="Table18.A2" office:value-type="string">
            <text:p text:style-name="P61">I certify under penalty of law that all corrective actions have been implemented in accordance with the Construction General <text:s/>Permit for all findings identified in the Project Construction Stromw<text:span text:style-name="T18">ater</text:span> Review Report. <text:s/>I am aware that Section 309 (c)(4) of the Clean Water Act provides for significant penalties, including fines and imprisonment for knowingly submitting false material statement, representation, or certification.</text:p>
          </table:table-cell>
        </table:table-row>
      </table:table>
      <text:p text:style-name="P55"><text:span text:style-name="T10">CORRECTIVE ACTION VERIFIER</text:span><text:span text:style-name="T9"> NAME</text:span><text:tab/><text:tab/><text:tab/><text:tab/> <text:s text:c="13"/><text:span text:style-name="T10">DETAIL CORRECTIVE ACTIONS</text:span><text:span text:style-name="T9"> COMPLETE</text:span><text:span text:style-name="T10">D</text:span>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60"/>
          </table:table-cell>
          <table:table-cell table:style-name="Table19.B1" office:value-type="string">
            <text:p text:style-name="P60"/>
          </table:table-cell>
        </table:table-row>
      </table:table>
      <text:p text:style-name="P53">CORRECTIVE ACTIVE VERIFIER SIGNATURE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60"/>
          </table:table-cell>
        </table:table-row>
      </table:table>
      <text:p text:style-name="P52"><draw:control text:anchor-type="paragraph" draw:z-index="112" draw:name="Control 110" draw:style-name="gr3" draw:text-style-name="P67" svg:width="2.7453in" svg:height="0.287in" svg:x="2.0898in" svg:y="0.0181in" draw:control="control118"/></text:p>
      <text:p text:style-name="P52"/>
      <text:p text:style-name="P57">This Project Construction Stromwater Review Report (Report) <text:span text:style-name="T19">assist</text:span> Caltrans HQ DEA-WQP with implementing the construction site self-Audit Program required by the Caltrans NPDES Permit (refer to Caltrans Construction Compliance Evaluation Plan (CCEP) CTSW-PL-15-321.02, February 2015-REVISED).</text:p>
      <text:p text:style-name="P57"/>
      <text:p text:style-name="P58">Instructions for completion of each field on the Report can be found by “mousing over” the respective field. <text:s/>The Report completion Process is:</text:p>
      <text:p text:style-name="P58"/>
      <text:p text:style-name="P64"><text:span text:style-name="T15">1. IQR Review – The Independent Quality Assurance (IQA) Reviewer provides entries on the Report from observations made during the construction site stromwater review. <text:s/>The IQA Reviewer then signs a hard copy of the completed Report and, after a quality control check by IQA Management </text:span><text:span text:style-name="T16">Staff, submits to the Resident Engineer (RE) and the District Construction Stromwater Coordinator(DCSWC). <text:s/>The IQA Reviewer then selects from the respective pull down manu and inserts the statement, “Original signed by” followed with their first and last name and date (MM/DD/YYYY) in the Report field “IQR REVIEWER SIGNATURE” . <text:s/>THE IQR R</text:span><text:span text:style-name="T17">eviewer clicks the “Lock” button and emails the Report to the RE, Senior RE, Construction Manager, DCSWC, and DEA-WQP.</text:span></text:p>
      <text:p text:style-name="P56"/>
      <text:p text:style-name="P56">2. Corrective Action Documentation – After all corrective actions have been completed and documented, the RE verifies and documents successful completion of corrective actions(s) with a signatures on the original review report. <text:s/>The signed copy will be submitted to the DCSWC and DEA-WQP. <text:s/>Then the RE selects from the respective pull dowm menu and insterts the following statement “Original signed by” followed with their first and last name and date(MM/DD/YYYY) in the form field “CORRECTIVE ACTION VERIFIER SIGNATURE”. <text:s/>The RE then clicks the “Lock” button and emails the Report to the Senior RE, Construction Manager, DCSWC and DEA-WQP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adornments="Bold" style:font-family-generic="swiss"/>
    <style:font-face style:name="Calibri1" svg:font-family="Calibri" style:font-family-generic="swiss" style:font-pitch="variable"/>
    <style:font-face style:name="Calibri2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 Black" svg:font-family="'Segoe UI Black'" style:font-family-generic="swiss"/>
    <style:font-face style:name="Segoe UI Black1" svg:font-family="'Segoe UI Black'" style:font-adornments="Italic" style:font-family-generic="swiss"/>
    <style:font-face style:name="Segoe UI1" svg:font-family="'Segoe UI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22:14:25.838000000</meta:creation-date>
    <dc:date>2021-10-26T00:19:01.338000000</dc:date>
    <meta:editing-duration>PT8H54M40S</meta:editing-duration>
    <meta:editing-cycles>84</meta:editing-cycles>
    <meta:generator>LibreOffice/7.2.1.2$Windows_X86_64 LibreOffice_project/87b77fad49947c1441b67c559c339af8f3517e22</meta:generator>
    <meta:document-statistic meta:table-count="22" meta:image-count="0" meta:object-count="0" meta:page-count="5" meta:paragraph-count="73" meta:word-count="568" meta:character-count="4061" meta:non-whitespace-character-count="3403"/>
  </office:meta>
</office:document-meta>
</file>